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ndale Sans UI" svg:font-family="'Andale Sans UI', 'Arial Unicode MS'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adornments="Lodia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roman"/>
    <style:font-face style:name="Times New Roman3" svg:font-family="'Times New Roman', 'Times New Roman PS'" style:font-family-generic="roman"/>
    <style:font-face style:name="TimesNewRomanPS-BoldItalicMT" svg:font-family="TimesNewRomanPS-BoldItalicMT"/>
    <style:font-face style:name="TimesNewRomanPS-ItalicMT" svg:font-family="TimesNewRomanPS-ItalicMT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1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1" fo:font-size="12pt" fo:font-style="italic" style:font-size-asian="12pt" style:font-style-asian="italic" style:font-size-complex="12pt" style:font-style-complex="italic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1" fo:font-size="12pt" fo:language="none" fo:country="none" fo:font-style="italic" style:font-size-asian="12pt" style:language-asian="none" style:country-asian="none" style:font-style-asian="italic" style:font-size-complex="12pt" style:language-complex="none" style:country-complex="none" style:font-style-complex="italic"/>
    </style:style>
    <style:style style:name="ce18" style:family="table-cell" style:parent-style-name="Default">
      <style:text-properties style:font-name="Times New Roman1" fo:font-size="12pt" fo:language="zxx" fo:country="none" fo:font-style="italic" style:font-name-asian="Andale Sans UI" style:font-size-asian="12pt" style:language-asian="zxx" style:country-asian="none" style:font-style-asian="italic" style:font-name-complex="Times New Roman1" style:font-size-complex="12pt" style:language-complex="zxx" style:country-complex="none" style:font-style-complex="italic"/>
    </style:style>
    <style:style style:name="ce19" style:family="table-cell" style:parent-style-name="Default">
      <style:text-properties style:font-name="Times New Roman1" fo:font-size="12pt" fo:font-style="normal" style:font-size-asian="12pt" style:font-style-asian="normal" style:font-size-complex="12pt" style:font-style-complex="normal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1" fo:font-size="12pt" fo:language="none" fo:country="none" fo:font-style="italic" style:font-name-asian="Times New Roman2" style:font-size-asian="12pt" style:language-asian="none" style:country-asian="none" style:font-style-asian="italic" style:font-name-complex="Times New Roman2" style:font-size-complex="12pt" style:language-complex="none" style:country-complex="none" style:font-style-complex="italic"/>
    </style:style>
    <style:style style:name="ce22" style:family="table-cell" style:parent-style-name="Default">
      <style:text-properties fo:color="#000000" style:font-name="Times New Roman1" fo:font-size="12pt" fo:language="zxx" fo:country="none" fo:font-style="italic" style:font-name-asian="Andale Sans UI" style:font-size-asian="12pt" style:language-asian="zxx" style:country-asian="none" style:font-style-asian="italic" style:font-name-complex="Times New Roman1" style:font-size-complex="12pt" style:language-complex="zxx" style:country-complex="none" style:font-style-complex="italic"/>
    </style:style>
    <style:style style:name="ce13" style:family="table-cell" style:parent-style-name="Default">
      <style:text-properties style:font-name="Times New Roman1"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Times New Roman3" fo:font-size="11.5pt" fo:language="none" fo:country="none" fo:font-style="italic" style:font-name-asian="Times New Roman3" style:font-size-asian="11.5pt" style:language-asian="none" style:country-asian="none" style:font-style-asian="italic" style:font-name-complex="Times New Roman3" style:font-size-complex="11.5pt" style:language-complex="none" style:country-complex="none" style:font-style-complex="italic"/>
    </style:style>
    <style:style style:name="ce25" style:family="table-cell" style:parent-style-name="Default">
      <style:text-properties style:use-window-font-color="true" style:font-name="Times New Roman1" fo:font-size="12pt" fo:language="none" fo:country="none" fo:font-style="italic" style:font-name-asian="Andale Sans UI" style:font-size-asian="12pt" style:language-asian="none" style:country-asian="none" style:font-style-asian="italic" style:font-name-complex="Times New Roman1" style:font-size-complex="12pt" style:language-complex="none" style:country-complex="none" style:font-style-complex="italic"/>
    </style:style>
    <style:style style:name="ce33" style:family="table-cell" style:parent-style-name="Default">
      <style:text-properties fo:color="#000000" style:font-name="Times New Roman" fo:font-size="12pt" fo:language="none" fo:country="none" fo:font-style="italic" style:font-name-asian="Andale Sans UI" style:font-size-asian="12pt" style:language-asian="none" style:country-asian="none" style:font-style-asian="italic" style:font-name-complex="Times New Roman1" style:font-size-complex="12pt" style:language-complex="none" style:country-complex="none" style:font-style-complex="italic"/>
    </style:style>
    <style:style style:name="ce34" style:family="table-cell" style:parent-style-name="Default">
      <style:text-properties fo:color="#000000" style:font-name="Times New Roman1" fo:font-size="12pt" fo:language="none" fo:country="none" fo:font-style="italic" style:font-name-asian="Andale Sans UI" style:font-size-asian="12pt" style:language-asian="none" style:country-asian="none" style:font-style-asian="italic" style:font-name-complex="Times New Roman1" style:font-size-complex="12pt" style:language-complex="none" style:country-complex="none" style:font-style-complex="italic"/>
    </style:style>
    <style:style style:name="ce35" style:family="table-cell" style:parent-style-name="Default">
      <style:text-properties fo:color="#000000" style:font-name="Times New Roman1" fo:font-size="12pt" fo:language="none" fo:country="none" fo:font-style="italic" style:font-name-asian="Times New Roman3" style:font-size-asian="12pt" style:language-asian="none" style:country-asian="none" style:font-style-asian="italic" style:font-name-complex="Times New Roman3" style:font-size-complex="12pt" style:language-complex="none" style:country-complex="none" style:font-style-complex="italic"/>
    </style:style>
    <style:style style:name="ce21" style:family="table-cell" style:parent-style-name="Default">
      <style:text-properties style:font-name="Times New Roman1" fo:font-size="12pt" fo:font-style="italic" style:font-size-asian="12pt" style:font-style-asian="italic" style:font-size-complex="12pt" style:font-style-complex="italic"/>
    </style:style>
    <style:style style:name="ce24" style:family="table-cell" style:parent-style-name="Default">
      <style:text-properties fo:color="#000000" style:font-name="Times New Roman1" fo:font-size="12pt" fo:language="none" fo:country="none" fo:font-style="italic" style:font-size-asian="12pt" style:language-asian="none" style:country-asian="none" style:font-style-asian="italic" style:font-size-complex="12pt" style:language-complex="none" style:country-complex="none" style:font-style-complex="italic"/>
    </style:style>
    <style:style style:name="ce5" style:family="table-cell" style:parent-style-name="Default">
      <style:text-properties style:font-name="Times New Roman1" fo:font-size="12pt" fo:language="none" fo:country="none" fo:font-style="italic" style:font-size-asian="12pt" style:language-asian="none" style:country-asian="none" style:font-style-asian="italic" style:font-size-complex="12pt" style:language-complex="none" style:country-complex="none" style:font-style-complex="italic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1" fo:font-size="12pt" fo:font-style="italic" style:font-name-asian="Times New Roman2" style:font-size-asian="12pt" style:font-style-asian="italic" style:font-name-complex="Times New Roman2" style:font-size-complex="12pt" style:font-style-complex="italic"/>
    </style:style>
    <style:style style:name="ce23" style:family="table-cell" style:parent-style-name="Default">
      <style:text-properties fo:color="#000000" style:font-name="Times New Roman" fo:font-size="12pt" fo:language="none" fo:country="none" fo:font-style="italic" style:font-size-asian="12pt" style:language-asian="none" style:country-asian="none" style:font-style-asian="italic" style:font-size-complex="12pt" style:language-complex="none" style:country-complex="none" style:font-style-complex="italic"/>
    </style:style>
    <style:style style:name="ce41" style:family="table-cell" style:parent-style-name="Default">
      <style:text-properties style:use-window-font-color="true" style:font-name="Times New Roman2" fo:font-size="12pt" fo:language="none" fo:country="none" fo:font-style="italic" style:font-name-asian="Times New Roman2" style:font-size-asian="12pt" style:language-asian="none" style:country-asian="none" style:font-style-asian="italic" style:font-name-complex="Times New Roman2" style:font-size-complex="12pt" style:language-complex="none" style:country-complex="none" style:font-style-complex="italic"/>
    </style:style>
    <style:style style:name="ce42" style:family="table-cell" style:parent-style-name="Default">
      <style:text-properties style:use-window-font-color="true" style:text-outline="false" style:text-line-through-style="none" style:text-line-through-type="none" style:font-name="Times New Roman1" fo:font-size="12pt" fo:language="none" fo:country="none" fo:font-style="italic" fo:text-shadow="none" style:text-underline-style="none" style:text-underline-mode="continuous" style:text-overline-mode="continuous" style:text-line-through-mode="continuous" style:font-size-asian="12pt" style:language-asian="none" style:country-asian="none" style:font-style-asian="italic" style:font-size-complex="12pt" style:language-complex="none" style:country-complex="none" style:font-style-complex="italic" style:text-emphasize="none" style:font-relief="none" style:text-overline-style="none" style:text-overline-color="font-color"/>
    </style:style>
    <style:style style:name="ce43" style:family="table-cell" style:parent-style-name="Default">
      <style:text-properties style:use-window-font-color="true" style:font-name="Times New Roman1" fo:font-size="12pt" fo:language="none" fo:country="none" fo:font-style="italic" style:font-name-asian="Times New Roman2" style:font-size-asian="12pt" style:language-asian="none" style:country-asian="none" style:font-style-asian="italic" style:font-name-complex="Times New Roman2" style:font-size-complex="12pt" style:language-complex="none" style:country-complex="none" style:font-style-complex="italic"/>
    </style:style>
    <style:style style:name="ce7" style:family="table-cell" style:parent-style-name="Default">
      <style:text-properties style:text-outline="false" style:text-line-through-style="none" style:text-line-through-type="none" style:font-name="Times New Roman1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italic" style:font-weight-asian="normal" style:font-name-complex="Mangal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text-outline="false" style:text-line-through-style="none" style:text-line-through-type="none" style:font-name="Times New Roman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1" fo:font-size="12pt" fo:language="none" fo:country="none" style:font-name-asian="Segoe UI" style:font-size-asian="12pt" style:language-asian="none" style:country-asian="none" style:font-size-complex="12pt" style:language-complex="none" style:country-complex="none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1" fo:font-size="12pt" fo:language="none" fo:country="none" style:font-name-asian="Segoe UI" style:font-size-asian="12pt" style:language-asian="none" style:country-asian="none" style:font-name-complex="Times New Roman1" style:font-size-complex="12pt" style:language-complex="none" style:country-complex="none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1" fo:font-size="12pt" fo:language="none" fo:country="none" style:font-name-asian="Segoe UI" style:font-size-asian="12pt" style:language-asian="none" style:country-asian="none" style:font-name-complex="Times New Roman1" style:font-size-complex="12pt" style:language-complex="none" style:country-complex="none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2" fo:font-size="12pt" fo:language="none" fo:country="none" style:font-name-asian="Segoe UI" style:font-size-asian="12pt" style:language-asian="none" style:country-asian="none" style:font-name-complex="Times New Roman2" style:font-size-complex="12pt" style:language-complex="none" style:country-complex="none"/>
    </style:style>
    <style:style style:name="ce11" style:family="table-cell" style:parent-style-name="Default">
      <style:text-properties style:font-name="Times New Roman1" fo:font-size="12pt" fo:language="none" fo:country="none" style:font-name-asian="Segoe UI" style:font-size-asian="12pt" style:language-asian="none" style:country-asian="none" style:font-size-complex="12pt" style:language-complex="none" style:country-complex="none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1" fo:font-size="12pt" fo:language="none" fo:country="none" style:font-name-asian="Segoe UI" style:font-size-asian="12pt" style:language-asian="none" style:country-asian="none" style:font-name-complex="Times New Roman2" style:font-size-complex="12pt" style:language-complex="none" style:country-complex="none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Times New Roman1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Times New Roman1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2" style:family="text">
      <style:text-properties style:font-name="Times New Roman1" fo:font-size="12pt" fo:font-weight="normal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3" style:family="text">
      <style:text-properties style:font-name="Times New Roman1" fo:font-size="12pt" fo:font-weight="normal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4" style:family="text">
      <style:text-properties style:font-name="Times New Roman1" fo:font-size="12pt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text-emphasize="none" style:font-relief="none" style:text-overline-style="none" style:text-overline-color="font-color" fo:font-style="italic" style:font-style-asian="italic" style:font-style-complex="italic" fo:font-weight="bold" style:font-weight-asian="bold" style:font-weight-complex="bold"/>
    </style:style>
    <style:style style:name="T5" style:family="text">
      <style:text-properties style:font-name="Times New Roman1" fo:font-size="12pt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text-emphasize="none" style:font-relief="none" style:text-overline-style="none" style:text-overline-color="font-color" fo:font-style="italic" style:font-style-asian="italic" style:font-style-complex="italic"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Times New Roman1" fo:font-size="12pt" style:font-name-asian="Times New Roman2" style:font-name-complex="Times New Roman2" style:font-size-asian="12pt" style:font-size-complex="12pt"/>
    </style:style>
    <style:style style:name="T8" style:family="text">
      <style:text-properties style:font-name="Times New Roman1" fo:font-size="12pt" style:font-name-asian="Times New Roman2" style:font-name-complex="Times New Roman2" style:font-size-asian="12pt" style:font-size-complex="12pt" fo:font-weight="bold" style:font-weight-asian="bold" style:font-weight-complex="bold"/>
    </style:style>
    <style:style style:name="T9" style:family="text">
      <style:text-properties fo:font-style="italic" style:letter-kerning="true" fo:language="zxx" fo:country="none" style:language-asian="zxx" style:country-asian="none" style:language-complex="zxx" style:country-complex="none" style:font-name-complex="Times New Roman1" style:font-style-asian="italic" style:font-style-complex="italic"/>
    </style:style>
    <style:style style:name="T10" style:family="text">
      <style:text-properties fo:font-style="italic" style:letter-kerning="true" fo:language="zxx" fo:country="none" style:language-asian="zxx" style:country-asian="none" style:language-complex="zxx" style:country-complex="none" style:font-name-complex="Times New Roman1" style:font-style-asian="italic" style:font-style-complex="italic" fo:color="#000000" style:font-name="Times New Roman1" fo:font-size="12pt" fo:font-weight="bold" style:font-weight-asian="bold" style:font-weight-complex="bold"/>
    </style:style>
    <style:style style:name="T11" style:family="text">
      <style:text-properties fo:font-style="italic" style:letter-kerning="true" fo:language="zxx" fo:country="none" style:language-asian="zxx" style:country-asian="none" style:language-complex="zxx" style:country-complex="none" style:font-name-complex="Times New Roman1" style:font-style-asian="italic" style:font-style-complex="italic" style:font-name="Times New Roman1" fo:font-size="12pt" style:use-window-font-color="true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style:font-name="Times New Roman1" fo:font-size="12pt" style:font-size-asian="12pt" style:font-size-complex="12pt"/>
    </style:style>
    <style:style style:name="T15" style:family="text">
      <style:text-properties style:font-name="Times New Roman1" fo:font-size="12pt" style:font-size-asian="12pt" style:font-size-complex="12pt" fo:font-weight="normal" style:font-weight-asian="normal" style:font-weight-complex="normal"/>
    </style:style>
    <style:style style:name="T16" style:family="text">
      <style:text-properties style:font-name="Times New Roman1" fo:font-size="12pt" style:font-size-asian="12pt" style:font-size-complex="12pt" fo:font-weight="bold" style:font-weight-asian="bold" style:font-weight-complex="bold"/>
    </style:style>
    <style:style style:name="T17" style:family="text">
      <style:text-properties style:font-name="Times New Roman1" fo:font-size="12pt" fo:font-weight="bold" style:font-size-asian="12pt" style:font-size-complex="12pt" style:font-weight-asian="bold" style:font-weight-complex="bold"/>
    </style:style>
    <style:style style:name="T18" style:family="text">
      <style:text-properties style:letter-kerning="true"/>
    </style:style>
    <style:style style:name="T19" style:family="text">
      <style:text-properties style:letter-kerning="true" fo:color="#000000" style:font-name="Times New Roman1" fo:font-size="12pt" fo:font-weight="bold" fo:font-style="italic" fo:language="zxx" fo:country="none" style:language-asian="zxx" style:country-asian="none" style:language-complex="zxx" style:country-complex="none" style:font-name-complex="Times New Roman1" style:font-weight-asian="bold" style:font-weight-complex="bold" style:font-style-asian="italic" style:font-style-complex="italic"/>
    </style:style>
    <style:style style:name="T20" style:family="text">
      <style:text-properties style:letter-kerning="true" style:font-name="Times New Roman1" fo:font-size="12pt" fo:font-style="italic" fo:language="zxx" fo:country="none" style:language-asian="zxx" style:country-asian="none" style:language-complex="zxx" style:country-complex="none" style:font-name-complex="Times New Roman1" style:font-style-asian="italic" style:font-style-complex="italic" style:use-window-font-color="true"/>
    </style:style>
    <style:style style:name="T21" style:family="text">
      <style:text-properties style:letter-kerning="true" style:font-name="Times New Roman1" fo:font-size="12pt" fo:font-weight="bold" fo:font-style="italic" fo:language="zxx" fo:country="none" style:language-asian="zxx" style:country-asian="none" style:language-complex="zxx" style:country-complex="none" style:font-name-complex="Times New Roman1" style:font-weight-asian="bold" style:font-weight-complex="bold" style:font-style-asian="italic" style:font-style-complex="italic"/>
    </style:style>
    <style:style style:name="T22" style:family="text">
      <style:text-properties style:font-name="Times New Roman1" fo:font-size="12pt" fo:font-weight="bold" fo:font-style="italic" style:letter-kerning="true" fo:language="zxx" fo:country="none" style:language-asian="zxx" style:country-asian="none" style:language-complex="zxx" style:country-complex="none" style:font-name-complex="Times New Roman1" style:font-weight-asian="bold" style:font-weight-complex="bold" style:font-style-asian="italic" style:font-style-complex="italic"/>
    </style:style>
    <style:style style:name="T23" style:family="text">
      <style:text-properties style:font-name="Times New Roman1" fo:font-size="12pt" fo:font-style="italic" style:letter-kerning="true" fo:language="zxx" fo:country="none" style:language-asian="zxx" style:country-asian="none" style:language-complex="zxx" style:country-complex="none" style:font-name-complex="Times New Roman1" style:font-style-asian="italic" style:font-style-complex="italic"/>
    </style:style>
    <style:style style:name="T24" style:family="text">
      <style:text-properties fo:font-size="12pt" style:letter-kerning="true" style:font-size-asian="12pt" style:font-size-complex="12pt"/>
    </style:style>
    <style:style style:name="T25" style:family="text">
      <style:text-properties fo:font-size="12pt" style:letter-kerning="true" style:font-size-asian="12pt" style:font-size-complex="12pt" fo:font-weight="bold" fo:font-style="italic" fo:language="zxx" fo:country="none" style:language-asian="zxx" style:country-asian="none" style:language-complex="zxx" style:country-complex="none" style:font-name-complex="Times New Roman1" style:font-weight-asian="bold" style:font-weight-complex="bold" style:font-style-asian="italic" style:font-style-complex="italic"/>
    </style:style>
    <style:style style:name="T26" style:family="text">
      <style:text-properties fo:font-size="12pt" style:letter-kerning="true" style:font-size-asian="12pt" style:font-size-complex="12pt" fo:font-style="italic" fo:language="zxx" fo:country="none" style:language-asian="zxx" style:country-asian="none" style:language-complex="zxx" style:country-complex="none" style:font-name-complex="Times New Roman1" style:font-style-asian="italic" style:font-style-complex="italic"/>
    </style:style>
    <style:style style:name="T27" style:family="text">
      <style:text-properties style:font-name="Times New Roman1" fo:font-size="12pt" fo:font-style="italic" style:letter-kerning="true" fo:language="zxx" fo:country="none" style:language-asian="zxx" style:country-asian="none" style:language-complex="zxx" style:country-complex="none" style:font-name-complex="Times New Roman1" style:font-size-asian="12pt" style:font-size-complex="12pt" style:font-style-asian="italic" style:font-style-complex="italic"/>
    </style:style>
    <style:style style:name="T28" style:family="text">
      <style:text-properties style:font-name="Times New Roman1" fo:font-size="12pt" fo:font-style="italic" style:letter-kerning="true" fo:language="zxx" fo:country="none" style:language-asian="zxx" style:country-asian="none" style:language-complex="zxx" style:country-complex="none" style:font-name-complex="Times New Roman1" style:font-size-asian="12pt" style:font-size-complex="12pt" style:font-style-asian="italic" style:font-style-complex="italic" fo:font-weight="normal" style:font-weight-asian="normal" style:font-weight-complex="normal"/>
    </style:style>
    <style:style style:name="T29" style:family="text">
      <style:text-properties style:font-name="Times New Roman1" fo:font-size="12pt" fo:font-style="italic" style:letter-kerning="true" fo:language="zxx" fo:country="none" style:language-asian="zxx" style:country-asian="none" style:language-complex="zxx" style:country-complex="none" style:font-name-complex="Times New Roman1" style:font-size-asian="12pt" style:font-size-complex="12pt" style:font-style-asian="italic" style:font-style-complex="italic" fo:font-weight="bold" style:font-weight-asian="bold" style:font-weight-complex="bold"/>
    </style:style>
    <style:style style:name="T30" style:family="text">
      <style:text-properties fo:font-weight="bold" style:font-weight-asian="bold" style:font-weight-complex="bold" style:font-name="Times New Roman2"/>
    </style:style>
    <style:style style:name="T31" style:family="text">
      <style:text-properties style:font-name="Times New Roman2"/>
    </style:style>
    <style:style style:name="T32" style:family="text">
      <style:text-properties style:letter-kerning="true" style:font-name="Times New Roman1" fo:font-size="12pt" fo:font-style="italic" fo:language="zxx" fo:country="none" style:language-asian="zxx" style:country-asian="none" style:language-complex="zxx" style:country-complex="none" style:font-name-complex="Times New Roman1" style:font-style-asian="italic" style:font-style-complex="italic"/>
    </style:style>
    <style:style style:name="T33" style:family="text">
      <style:text-properties fo:font-size="12pt" style:letter-kerning="true" style:font-size-asian="12pt" style:font-size-complex="12pt" fo:font-weight="normal" fo:font-style="italic" fo:language="zxx" fo:country="none" style:language-asian="zxx" style:country-asian="none" style:language-complex="zxx" style:country-complex="none" style:font-name-complex="Times New Roman1" style:font-weight-asian="normal" style:font-weight-complex="normal" style:font-style-asian="italic" style:font-style-complex="italic"/>
    </style:style>
    <style:style style:name="T34" style:family="text">
      <style:text-properties style:font-name="Times New Roman1" fo:font-size="12pt" fo:font-style="italic" style:font-size-asian="12pt" style:font-size-complex="12pt" style:font-style-asian="italic" style:font-style-complex="italic"/>
    </style:style>
    <style:style style:name="T35" style:family="text">
      <style:text-properties style:font-name="Times New Roman1" fo:font-size="12pt" fo:font-style="italic" style:font-size-asian="12pt" style:font-size-complex="12pt" style:font-style-asian="italic" style:font-style-complex="italic" fo:font-weight="bold" style:font-name-asian="Times New Roman2" style:font-name-complex="Times New Roman2" style:font-weight-asian="bold" style:font-weight-complex="bold"/>
    </style:style>
    <style:style style:name="T36" style:family="text">
      <style:text-properties style:font-name="Times New Roman1" fo:font-size="12pt" fo:font-style="italic" style:font-size-asian="12pt" style:font-size-complex="12pt" style:font-style-asian="italic" style:font-style-complex="italic" style:font-name-asian="Times New Roman2" style:font-name-complex="Times New Roman2"/>
    </style:style>
    <style:style style:name="T37" style:family="text">
      <style:text-properties style:font-name="Times New Roman1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complex="Times New Roman1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38" style:family="text">
      <style:text-properties style:font-name="Times New Roman1" fo:font-size="12pt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complex="Times New Roman1" style:font-size-asian="12pt" style:font-size-complex="12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39" style:family="text">
      <style:text-properties style:font-name="Times New Roman1" fo:font-size="12pt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complex="Times New Roman1" style:font-size-asian="12pt" style:font-size-complex="12pt" style:font-style-asian="italic" style:font-style-complex="italic" style:text-emphasize="none" style:font-relief="none" style:text-overline-style="none" style:text-overline-color="font-color" fo:font-weight="normal" style:font-weight-asian="normal" style:font-weight-complex="normal"/>
    </style:style>
    <style:style style:name="T40" style:family="text">
      <style:text-properties style:letter-kerning="true" fo:color="#000000"/>
    </style:style>
    <style:style style:name="T41" style:family="text">
      <style:text-properties style:font-name="Times New Roman1" fo:font-size="12pt" fo:font-style="italic" style:letter-kerning="true" fo:language="zxx" fo:country="none" style:language-asian="zxx" style:country-asian="none" style:language-complex="zxx" style:country-complex="none" style:font-name-complex="Times New Roman1" style:font-style-asian="italic" style:font-style-complex="italic" fo:font-weight="bold" style:font-weight-asian="bold" style:font-weight-complex="bold"/>
    </style:style>
    <style:style style:name="T42" style:family="text">
      <style:text-properties fo:font-size="12pt" style:letter-kerning="true" style:font-size-asian="12pt" style:font-size-complex="12pt" fo:font-style="italic" fo:language="zxx" fo:country="none" style:language-asian="zxx" style:country-asian="none" style:language-complex="zxx" style:country-complex="none" style:font-name-complex="Times New Roman1" style:font-style-asian="italic" style:font-style-complex="italic" fo:font-weight="bold" style:font-weight-asian="bold" style:font-weight-complex="bold"/>
    </style:style>
    <style:style style:name="T43" style:family="text">
      <style:text-properties fo:font-size="12pt" fo:font-weight="bold" fo:font-style="italic" style:letter-kerning="true" fo:language="zxx" fo:country="none" style:language-asian="zxx" style:country-asian="none" style:language-complex="zxx" style:country-complex="none" style:font-name-complex="Times New Roman1" style:font-size-asian="12pt" style:font-size-complex="12pt" style:font-weight-asian="bold" style:font-weight-complex="bold" style:font-style-asian="italic" style:font-style-complex="italic"/>
    </style:style>
    <style:style style:name="T44" style:family="text">
      <style:text-properties style:font-name="Times New Roman1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imes New Roman1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45" style:family="text">
      <style:text-properties style:font-name="Times New Roman1" fo:font-size="12pt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imes New Roman1" style:font-size-asian="12pt" style:font-size-complex="12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46" style:family="text">
      <style:text-properties style:font-name="Times New Roman1" fo:font-size="12pt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imes New Roman1" style:font-size-asian="12pt" style:font-size-complex="12pt" style:font-style-asian="italic" style:font-style-complex="italic" style:text-emphasize="none" style:font-relief="none" style:text-overline-style="none" style:text-overline-color="font-color" fo:font-weight="normal" style:font-weight-asian="normal" style:font-weight-complex="normal"/>
    </style:style>
    <style:style style:name="T47" style:family="text">
      <style:text-properties style:font-name="Times New Roman2" fo:font-weight="bold" style:font-weight-asian="bold" style:font-weight-complex="bold"/>
    </style:style>
    <style:style style:name="T48" style:family="text">
      <style:text-properties style:font-name="Times New Roman1" fo:font-style="italic" style:letter-kerning="true" fo:language="zxx" fo:country="none" style:language-asian="zxx" style:country-asian="none" style:language-complex="zxx" style:country-complex="none" style:font-name-complex="Times New Roman1" style:font-style-asian="italic" style:font-style-complex="italic"/>
    </style:style>
    <style:style style:name="T49" style:family="text">
      <style:text-properties style:font-name="Times New Roman1" fo:font-style="italic" style:letter-kerning="true" fo:language="zxx" fo:country="none" style:language-asian="zxx" style:country-asian="none" style:language-complex="zxx" style:country-complex="none" style:font-name-complex="Times New Roman1" style:font-style-asian="italic" style:font-style-complex="italic" fo:color="#000000" fo:font-size="12pt" fo:font-weight="bold" style:font-weight-asian="bold" style:font-weight-complex="bold"/>
    </style:style>
    <style:style style:name="T50" style:family="text">
      <style:text-properties style:font-name="Times New Roman1" fo:font-style="italic" style:letter-kerning="true" fo:language="zxx" fo:country="none" style:language-asian="zxx" style:country-asian="none" style:language-complex="zxx" style:country-complex="none" style:font-name-complex="Times New Roman1" style:font-style-asian="italic" style:font-style-complex="italic" fo:font-size="12pt" style:use-window-font-color="true"/>
    </style:style>
    <style:style style:name="T51" style:family="text">
      <style:text-properties fo:color="#000000" fo:font-size="12pt" fo:font-weight="bold" fo:font-style="italic" style:letter-kerning="true" fo:language="zxx" fo:country="none" style:language-asian="zxx" style:country-asian="none" style:language-complex="zxx" style:country-complex="none" style:font-name-complex="Times New Roman1" style:font-weight-asian="bold" style:font-weight-complex="bold" style:font-style-asian="italic" style:font-style-complex="italic"/>
    </style:style>
    <style:style style:name="T52" style:family="text">
      <style:text-properties fo:font-size="12pt" fo:font-style="italic" style:letter-kerning="true" fo:language="zxx" fo:country="none" style:language-asian="zxx" style:country-asian="none" style:language-complex="zxx" style:country-complex="none" style:font-name-complex="Times New Roman1" style:font-style-asian="italic" style:font-style-complex="italic" style:use-window-font-color="true"/>
    </style:style>
    <style:style style:name="T53" style:family="text">
      <style:text-properties fo:font-style="italic" style:font-style-asian="italic" style:font-style-complex="italic" fo:font-weight="bold" style:font-weight-asian="bold" style:font-weight-complex="bold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style:font-style-asian="italic" style:font-style-complex="italic" style:font-weight-complex="normal" style:font-weight-asian="normal" fo:font-weight="normal"/>
    </style:style>
    <style:style style:name="T56" style:family="text">
      <style:text-properties fo:color="#000000" fo:font-size="12pt" fo:font-style="italic" style:font-name-asian="TimesNewRomanPS-ItalicMT" style:font-name-complex="TimesNewRomanPS-ItalicMT" style:font-size-asian="12pt" style:font-size-complex="12pt" style:font-style-asian="italic" style:font-style-complex="italic"/>
    </style:style>
    <style:style style:name="T57" style:family="text">
      <style:text-properties fo:color="#000000" fo:font-size="12pt" fo:font-style="italic" style:font-size-asian="12pt" style:font-size-complex="12pt" style:font-style-asian="italic" style:font-style-complex="italic" fo:font-weight="bold" style:font-name-asian="TimesNewRomanPS-BoldItalicMT" style:font-name-complex="TimesNewRomanPS-BoldItalicMT" style:font-weight-asian="bold" style:font-weight-complex="bold"/>
    </style:style>
    <style:style style:name="T58" style:family="text">
      <style:text-properties fo:color="#000000" fo:font-size="12pt" style:font-name-asian="TimesNewRomanPS-ItalicMT" style:font-name-complex="TimesNewRomanPS-ItalicMT" style:font-size-asian="12pt" style:font-size-complex="12pt"/>
    </style:style>
    <style:style style:name="T59" style:family="text">
      <style:text-properties fo:color="#000000" fo:font-size="12pt" style:font-size-asian="12pt" style:font-size-complex="12pt" fo:font-weight="bold" fo:font-style="italic" style:font-name-asian="TimesNewRomanPS-BoldItalicMT" style:font-name-complex="TimesNewRomanPS-BoldItalicMT" style:font-weight-asian="bold" style:font-weight-complex="bold" style:font-style-asian="italic" style:font-style-complex="italic"/>
    </style:style>
    <style:style style:name="T60" style:family="text">
      <style:text-properties fo:color="#000000" fo:font-size="12pt" style:font-size-asian="12pt" style:font-size-complex="12pt" fo:font-style="italic" style:font-style-asian="italic" style:font-style-complex="italic" style:font-name-asian="TimesNewRomanPS-ItalicMT" style:font-name-complex="TimesNewRomanPS-ItalicMT"/>
    </style:style>
    <style:style style:name="T61" style:family="text">
      <style:text-properties fo:font-weight="bold" fo:font-style="italic" style:font-weight-asian="bold" style:font-weight-complex="bold" style:font-style-asian="italic" style:font-style-complex="italic"/>
    </style:style>
    <style:style style:name="T62" style:family="text">
      <style:text-properties fo:font-size="12pt" fo:font-style="italic" style:font-name-asian="TimesNewRomanPS-ItalicMT" style:font-name-complex="TimesNewRomanPS-ItalicMT" style:font-size-asian="12pt" style:font-size-complex="12pt" style:font-style-asian="italic" style:font-style-complex="italic"/>
    </style:style>
    <style:style style:name="T63" style:family="text">
      <style:text-properties fo:font-size="12pt" fo:font-style="italic" style:font-size-asian="12pt" style:font-size-complex="12pt" style:font-style-asian="italic" style:font-style-complex="italic" fo:font-weight="bold" style:font-name-asian="TimesNewRomanPS-BoldItalicMT" style:font-name-complex="TimesNewRomanPS-BoldItalicMT" style:font-weight-asian="bold" style:font-weight-complex="bold"/>
    </style:style>
    <style:style style:name="T64" style:family="text">
      <style:text-properties fo:font-size="12pt" fo:font-style="italic" style:font-size-asian="12pt" style:font-size-complex="12pt" style:font-style-asian="italic" style:font-style-complex="italic" style:font-name-asian="TimesNewRomanPS-ItalicMT" style:font-name-complex="TimesNewRomanPS-ItalicMT"/>
    </style:style>
    <style:style style:name="T65" style:family="text">
      <style:text-properties fo:color="#000000" fo:font-size="12pt" fo:font-weight="normal" fo:font-style="italic" style:font-name-asian="TimesNewRomanPS-ItalicMT" style:font-name-complex="TimesNewRomanPS-ItalicMT" style:font-size-asian="12pt" style:font-size-complex="12pt" style:font-weight-asian="normal" style:font-weight-complex="normal" style:font-style-asian="italic" style:font-style-complex="italic"/>
    </style:style>
    <style:style style:name="T66" style:family="text">
      <style:text-properties fo:color="#000000" fo:font-size="12pt" fo:font-weight="normal" fo:font-style="italic" style:font-size-asian="12pt" style:font-size-complex="12pt" style:font-weight-asian="normal" style:font-weight-complex="normal" style:font-style-asian="italic" style:font-style-complex="italic" style:font-name-asian="TimesNewRomanPS-BoldItalicMT" style:font-name-complex="TimesNewRomanPS-BoldItalicMT"/>
    </style:style>
    <style:style style:name="T67" style:family="text">
      <style:text-properties fo:color="#000000" fo:font-size="12pt" fo:font-weight="normal" fo:font-style="italic" style:font-size-asian="12pt" style:font-size-complex="12pt" style:font-weight-asian="normal" style:font-weight-complex="normal" style:font-style-asian="italic" style:font-style-complex="italic" style:font-name-asian="TimesNewRomanPS-ItalicMT" style:font-name-complex="TimesNewRomanPS-ItalicMT"/>
    </style:style>
    <style:style style:name="T68" style:family="text">
      <style:text-properties fo:color="#000000" style:font-name="Times New Roman1" fo:font-size="12pt" fo:font-style="italic" style:font-name-asian="TimesNewRomanPS-ItalicMT" style:font-name-complex="TimesNewRomanPS-ItalicMT" style:font-size-asian="12pt" style:font-size-complex="12pt" style:font-style-asian="italic" style:font-style-complex="italic"/>
    </style:style>
    <style:style style:name="T69" style:family="text">
      <style:text-properties fo:color="#000000" style:font-name="Times New Roman1" fo:font-size="12pt" fo:font-style="italic" style:font-size-asian="12pt" style:font-size-complex="12pt" style:font-style-asian="italic" style:font-style-complex="italic" fo:font-weight="bold" style:font-name-asian="TimesNewRomanPS-BoldItalicMT" style:font-name-complex="TimesNewRomanPS-BoldItalicMT" style:font-weight-asian="bold" style:font-weight-complex="bold"/>
    </style:style>
    <style:style style:name="T70" style:family="text">
      <style:text-properties fo:color="#000000" style:font-name="Times New Roman1" fo:font-size="12pt" fo:font-style="italic" style:font-size-asian="12pt" style:font-size-complex="12pt" style:font-style-asian="italic" style:font-style-complex="italic" style:font-name-asian="TimesNewRomanPS-ItalicMT" style:font-name-complex="TimesNewRomanPS-ItalicMT"/>
    </style:style>
    <style:style style:name="T71" style:family="text">
      <style:text-properties style:font-name="Times New Roman1"/>
    </style:style>
    <style:style style:name="T72" style:family="text">
      <style:text-properties style:font-name="Times New Roman1" fo:font-weight="bold" style:font-weight-asian="bold" style:font-weight-complex="bold"/>
    </style:style>
    <style:style style:name="T73" style:family="text">
      <style:text-properties style:font-name-asian="Times New Roman2" style:font-name-complex="Times New Roman2"/>
    </style:style>
    <style:style style:name="T74" style:family="text">
      <style:text-properties style:font-name-asian="Times New Roman2" style:font-name-complex="Times New Roman2" fo:font-weight="bold" style:font-weight-asian="bold" style:font-weight-complex="bold"/>
    </style:style>
    <style:style style:name="T75" style:family="text">
      <style:text-properties style:font-name="Times New Roman1" fo:font-size="12pt" fo:font-style="italic" style:font-name-asian="Times New Roman2" style:font-name-complex="Times New Roman2" style:font-size-asian="12pt" style:font-size-complex="12pt" style:font-style-asian="italic" style:font-style-complex="italic"/>
    </style:style>
    <style:style style:name="T76" style:family="text">
      <style:text-properties style:font-name="Times New Roman1" fo:font-size="12pt" fo:font-style="italic" style:font-name-asian="Times New Roman2" style:font-name-complex="Times New Roman2" style:font-size-asian="12pt" style:font-size-complex="12pt" style:font-style-asian="italic" style:font-style-complex="italic" fo:font-weight="bold" style:font-weight-asian="bold" style:font-weight-complex="bold"/>
    </style:style>
    <style:style style:name="T77" style:family="text">
      <style:text-properties fo:font-weight="bold" style:font-weight-asian="bold" style:font-weight-complex="bold" fo:font-size="12pt" style:font-size-asian="12pt" style:font-size-complex="12pt" fo:font-style="italic" style:font-style-asian="italic" style:font-style-complex="italic" style:font-name-asian="Times New Roman2" style:font-name-complex="Times New Roman2"/>
    </style:style>
    <style:style style:name="T78" style:family="text">
      <style:text-properties fo:font-size="12pt" style:font-size-asian="12pt" style:font-size-complex="12pt" fo:font-style="italic" style:font-style-asian="italic" style:font-style-complex="italic" style:font-name-asian="Times New Roman2" style:font-name-complex="Times New Roman2"/>
    </style:style>
    <style:style style:name="T79" style:family="text">
      <style:text-properties fo:font-size="12pt" style:font-size-asian="12pt" style:font-size-complex="12pt" fo:font-style="italic" style:font-style-asian="italic" style:font-style-complex="italic" style:font-name-asian="Times New Roman2" style:font-name-complex="Times New Roman2" fo:font-weight="bold" style:font-weight-asian="bold" style:font-weight-complex="bold"/>
    </style:style>
    <style:style style:name="T80" style:family="text">
      <style:text-properties fo:font-size="12pt" fo:font-weight="bold" fo:font-style="italic" style:font-name-asian="TimesNewRomanPS-BoldItalicMT" style:font-name-complex="TimesNewRomanPS-BoldItalicMT" style:font-size-asian="12pt" style:font-size-complex="12pt" style:font-weight-asian="bold" style:font-weight-complex="bold" style:font-style-asian="italic" style:font-style-complex="italic"/>
    </style:style>
    <style:style style:name="T81" style:family="text">
      <style:text-properties fo:font-size="12pt" fo:font-weight="bold" fo:font-style="italic" style:font-name-asian="TimesNewRomanPS-ItalicMT" style:font-name-complex="TimesNewRomanPS-ItalicMT" style:font-size-asian="12pt" style:font-size-complex="12pt" style:font-weight-asian="bold" style:font-weight-complex="bold" style:font-style-asian="italic" style:font-style-complex="italic"/>
    </style:style>
    <style:style style:name="T82" style:family="text">
      <style:text-properties fo:font-size="12pt" fo:font-weight="normal" fo:font-style="italic" style:font-name-asian="TimesNewRomanPS-ItalicMT" style:font-name-complex="TimesNewRomanPS-ItalicMT" style:font-size-asian="12pt" style:font-size-complex="12pt" style:font-weight-asian="normal" style:font-weight-complex="normal" style:font-style-asian="italic" style:font-style-complex="italic"/>
    </style:style>
    <style:style style:name="T83" style:family="text">
      <style:text-properties fo:font-size="12pt" fo:font-style="italic" style:font-size-asian="12pt" style:font-size-complex="12pt" style:font-style-asian="italic" style:font-style-complex="italic" style:font-name-asian="TimesNewRomanPS-BoldItalicMT" style:font-name-complex="TimesNewRomanPS-BoldItalicMT" fo:font-weight="normal" style:font-weight-asian="normal" style:font-weight-complex="normal"/>
    </style:style>
    <style:style style:name="T84" style:family="text">
      <style:text-properties fo:font-size="12pt" fo:font-style="italic" style:font-size-asian="12pt" style:font-size-complex="12pt" style:font-style-asian="italic" style:font-style-complex="italic" fo:font-weight="normal" style:font-weight-asian="normal" style:font-weight-complex="normal" style:font-name-asian="TimesNewRomanPS-ItalicMT" style:font-name-complex="TimesNewRomanPS-ItalicMT"/>
    </style:style>
    <style:style style:name="T85" style:family="text">
      <style:text-properties fo:font-size="12pt" fo:font-style="italic" style:font-size-asian="12pt" style:font-size-complex="12pt" style:font-style-asian="italic" style:font-style-complex="italic" fo:font-weight="normal" style:font-weight-asian="normal" style:font-weight-complex="normal" style:font-name-asian="TimesNewRomanPS-BoldItalicMT" style:font-name-complex="TimesNewRomanPS-BoldItalicMT"/>
    </style:style>
    <style:style style:name="T86" style:family="text">
      <style:text-properties style:font-name="Times New Roman1" fo:font-size="12pt" fo:font-weight="normal" fo:font-style="italic" style:font-name-asian="TimesNewRomanPS-ItalicMT" style:font-name-complex="TimesNewRomanPS-ItalicMT" style:font-size-asian="12pt" style:font-size-complex="12pt" style:font-weight-asian="normal" style:font-weight-complex="normal" style:font-style-asian="italic" style:font-style-complex="italic"/>
    </style:style>
    <style:style style:name="T87" style:family="text">
      <style:text-properties style:font-name="Times New Roman1" fo:font-size="12pt" fo:font-weight="normal" fo:font-style="italic" style:font-size-asian="12pt" style:font-size-complex="12pt" style:font-weight-asian="normal" style:font-weight-complex="normal" style:font-style-asian="italic" style:font-style-complex="italic" style:font-name-asian="TimesNewRomanPS-BoldItalicMT" style:font-name-complex="TimesNewRomanPS-BoldItalicMT"/>
    </style:style>
    <style:style style:name="T88" style:family="text">
      <style:text-properties style:font-name="Times New Roman1" fo:font-size="12pt" fo:font-weight="normal" fo:font-style="italic" style:font-size-asian="12pt" style:font-size-complex="12pt" style:font-weight-asian="normal" style:font-weight-complex="normal" style:font-style-asian="italic" style:font-style-complex="italic" style:font-name-asian="TimesNewRomanPS-ItalicMT" style:font-name-complex="TimesNewRomanPS-ItalicMT"/>
    </style:style>
    <style:style style:name="T89" style:family="text">
      <style:text-properties style:font-name="Times New Roman1" fo:font-size="12pt" fo:font-style="italic" style:font-size-asian="12pt" style:font-size-complex="12pt" style:font-style-asian="italic" style:font-style-complex="italic" fo:font-weight="bold" style:font-name-asian="TimesNewRomanPS-BoldItalicMT" style:font-name-complex="TimesNewRomanPS-BoldItalicMT" style:font-weight-asian="bold" style:font-weight-complex="bold"/>
    </style:style>
    <style:style style:name="T90" style:family="text">
      <style:text-properties style:font-name="Times New Roman1" fo:font-size="12pt" fo:font-style="italic" style:font-size-asian="12pt" style:font-size-complex="12pt" style:font-style-asian="italic" style:font-style-complex="italic" style:font-name-asian="TimesNewRomanPS-BoldItalicMT" style:font-name-complex="TimesNewRomanPS-BoldItalicMT" fo:font-weight="normal" style:font-weight-asian="normal" style:font-weight-complex="normal"/>
    </style:style>
    <style:style style:name="T91" style:family="text">
      <style:text-properties style:font-name="Times New Roman1" fo:font-size="12pt" fo:font-style="italic" style:font-size-asian="12pt" style:font-size-complex="12pt" style:font-style-asian="italic" style:font-style-complex="italic" fo:font-weight="normal" style:font-weight-asian="normal" style:font-weight-complex="normal" style:font-name-asian="TimesNewRomanPS-ItalicMT" style:font-name-complex="TimesNewRomanPS-ItalicMT"/>
    </style:style>
    <style:style style:name="T92" style:family="text">
      <style:text-properties fo:font-size="12pt" fo:font-style="italic" style:font-name-asian="TimesNewRomanPS-ItalicMT" style:font-name-complex="TimesNewRomanPS-ItalicMT" style:font-size-asian="12pt" style:font-size-complex="12pt" style:font-style-asian="italic" style:font-style-complex="italic" fo:font-weight="bold" style:font-weight-asian="bold" style:font-weight-complex="bold"/>
    </style:style>
    <style:style style:name="T93" style:family="text">
      <style:text-properties fo:font-size="12pt" fo:font-style="italic" style:font-name-asian="TimesNewRomanPS-ItalicMT" style:font-name-complex="TimesNewRomanPS-ItalicMT" style:font-size-asian="12pt" style:font-size-complex="12pt" style:font-style-asian="italic" style:font-style-complex="italic" fo:font-weight="normal" style:font-weight-asian="normal" style:font-weight-complex="normal"/>
    </style:style>
    <style:style style:name="T94" style:family="text">
      <style:text-properties fo:font-weight="bold" style:font-weight-asian="bold" style:font-weight-complex="bold" fo:font-size="12pt" style:font-size-asian="12pt" style:font-size-complex="12pt" fo:font-style="italic" style:font-style-asian="italic" style:font-style-complex="italic"/>
    </style:style>
    <style:style style:name="T95" style:family="text">
      <style:text-properties fo:font-size="12pt" style:font-size-asian="12pt" style:font-size-complex="12pt" fo:font-style="italic" style:font-style-asian="italic" style:font-style-complex="italic"/>
    </style:style>
    <style:style style:name="T96" style:family="text">
      <style:text-properties style:font-name="Times New Roman2" fo:font-weight="bold" style:font-name-asian="Times New Roman2" style:font-name-complex="Times New Roman2" style:font-weight-asian="bold" style:font-weight-complex="bold" fo:font-size="12pt" style:font-size-asian="12pt" style:font-size-complex="12pt" fo:font-style="italic" style:font-style-asian="italic" style:font-style-complex="italic"/>
    </style:style>
    <style:style style:name="T97" style:family="text">
      <style:text-properties style:font-name="Times New Roman2" style:font-name-asian="Times New Roman2" style:font-name-complex="Times New Roman2" fo:font-size="12pt" style:font-size-asian="12pt" style:font-size-complex="12pt" fo:font-style="italic" style:font-style-asian="italic" style:font-style-complex="italic"/>
    </style:style>
    <style:style style:name="T98" style:family="text">
      <style:text-properties fo:font-weight="bold" style:font-name-asian="Times New Roman2" style:font-name-complex="Times New Roman2" style:font-weight-asian="bold" style:font-weight-complex="bold"/>
    </style:style>
    <style:style style:name="T99" style:family="text">
      <style:text-properties fo:font-size="12pt" style:font-size-asian="12pt" style:font-size-complex="12pt" fo:font-style="italic" style:font-style-asian="italic" style:font-style-complex="italic" fo:font-weight="bold" style:font-name-asian="Times New Roman2" style:font-name-complex="Times New Roman2" style:font-weight-asian="bold" style:font-weight-complex="bold"/>
    </style:style>
    <style:style style:name="T100" style:family="text">
      <style:text-properties style:font-name="Times New Roman1" fo:font-size="12pt" fo:font-style="italic" style:font-name-asian="TimesNewRomanPS-ItalicMT" style:font-name-complex="TimesNewRomanPS-ItalicMT" style:font-size-asian="12pt" style:font-size-complex="12pt" style:font-style-asian="italic" style:font-style-complex="italic"/>
    </style:style>
    <style:style style:name="T101" style:family="text">
      <style:text-properties style:font-name="Times New Roman1" fo:font-size="12pt" fo:font-style="italic" style:font-size-asian="12pt" style:font-size-complex="12pt" style:font-style-asian="italic" style:font-style-complex="italic" style:font-name-asian="TimesNewRomanPS-ItalicMT" style:font-name-complex="TimesNewRomanPS-ItalicMT"/>
    </style:style>
    <style:style style:name="T102" style:family="text">
      <style:text-properties style:font-name="Times New Roman1" style:font-name-asian="Times New Roman1" style:font-name-complex="Times New Roman1"/>
    </style:style>
    <style:style style:name="T103" style:family="text">
      <style:text-properties style:font-name="Times New Roman1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4" style:family="text">
      <style:text-properties style:font-name="Times New Roman1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5" style:family="text">
      <style:text-properties style:font-name="Times New Roman1" fo:font-size="12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106" style:family="text">
      <style:text-properties style:font-name="Times New Roman1" fo:font-size="12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107" style:family="text">
      <style:text-properties style:font-name="Times New Roman1" fo:font-size="12pt" style:font-size-asian="12pt" style:font-size-complex="12pt" style:font-name-complex="Times New Roman1"/>
    </style:style>
    <style:style style:name="T108" style:family="text">
      <style:text-properties style:font-name="Times New Roman1" fo:font-size="12pt" style:font-size-asian="12pt" style:font-size-complex="12pt" style:font-name-complex="Times New Roman2"/>
    </style:style>
    <style:style style:name="T109" style:family="text">
      <style:text-properties style:font-name="Times New Roman1" fo:font-size="12pt" style:font-size-asian="12pt" style:font-size-complex="12pt" style:font-name-complex="Times New Roman1" fo:font-style="italic" style:font-style-complex="italic"/>
    </style:style>
    <style:style style:name="T110" style:family="text">
      <style:text-properties style:font-name="Times New Roman1" fo:font-size="12pt" style:font-size-asian="12pt" style:font-size-complex="12pt" style:font-name-complex="Times New Roman1" fo:font-style="normal" style:font-style-complex="normal"/>
    </style:style>
    <style:style style:name="T111" style:family="text">
      <style:text-properties style:font-name="Times New Roman1" fo:font-size="12pt" style:font-name-complex="Times New Roman1" style:font-size-asian="12pt" style:font-size-complex="12pt"/>
    </style:style>
    <style:style style:name="T112" style:family="text">
      <style:text-properties style:font-name="Times New Roman1" fo:font-style="italic" style:font-style-complex="italic"/>
    </style:style>
    <style:style style:name="T113" style:family="text">
      <style:text-properties style:font-name="Times New Roman1" style:font-name-complex="Times New Roman1" fo:font-size="12pt" style:font-size-asian="12pt" style:font-size-complex="12pt"/>
    </style:style>
    <style:style style:name="T114" style:family="text">
      <style:text-properties style:font-name="Times New Roman1" style:font-name-complex="Times New Roman1" fo:font-size="12pt" style:font-size-asian="12pt" style:font-size-complex="12pt" fo:font-style="italic" style:font-style-complex="italic"/>
    </style:style>
    <style:style style:name="T115" style:family="text">
      <style:text-properties style:font-name="Times New Roman1" fo:font-size="12pt" style:font-size-asian="12pt" style:font-size-complex="12pt" fo:font-style="normal" style:font-style-complex="normal"/>
    </style:style>
    <style:style style:name="T116" style:family="text">
      <style:text-properties style:font-name="Times New Roman1" fo:font-size="12pt" style:font-size-asian="12pt" style:font-size-complex="12pt" fo:font-style="italic" style:font-style-complex="italic"/>
    </style:style>
    <style:style style:name="T117" style:family="text">
      <style:text-properties fo:font-size="12pt" style:font-size-asian="12pt" style:font-size-complex="12pt"/>
    </style:style>
    <style:style style:name="T118" style:family="text">
      <style:text-properties fo:font-size="12pt" style:font-size-asian="12pt" style:font-size-complex="12pt" fo:font-style="italic" style:font-style-complex="italic"/>
    </style:style>
    <style:style style:name="T119" style:family="text">
      <style:text-properties style:font-name="Times New Roman2" style:font-name-asian="Times New Roman2" style:font-name-complex="Times New Roman2"/>
    </style:style>
    <style:style style:name="T120" style:family="text">
      <style:text-properties style:font-name="Times New Roman1" style:font-name-complex="Times New Roman1"/>
    </style:style>
    <style:style style:name="T121" style:family="text">
      <style:text-properties style:font-name="Times New Roman1" style:font-name-complex="Times New Roman1" fo:font-style="italic" style:font-style-complex="italic"/>
    </style:style>
    <style:style style:name="T122" style:family="text">
      <style:text-properties style:font-name="Times New Roman1" style:font-name-complex="Times New Roman1" fo:font-weight="normal" fo:font-style="italic" fo:language="en" fo:country="US" style:font-weight-complex="normal" style:font-style-complex="italic"/>
    </style:style>
    <style:style style:name="T123" style:family="text">
      <style:text-properties style:font-name="Times New Roman1" style:font-name-complex="Times New Roman1" fo:font-weight="normal" fo:language="en" fo:country="US" style:font-weight-complex="normal" fo:font-style="normal" style:font-style-complex="normal"/>
    </style:style>
    <style:style style:name="T124" style:family="text">
      <style:text-properties style:font-name="Times New Roman1" style:font-name-complex="Times New Roman1" fo:font-weight="normal" fo:language="en" fo:country="US" style:font-weight-complex="normal" fo:font-style="italic" style:font-style-complex="italic"/>
    </style:style>
    <style:style style:name="T125" style:family="text">
      <style:text-properties style:font-name="Times New Roman1" style:font-name-complex="Times New Roman1" fo:font-weight="normal" fo:language="en" fo:country="US" style:font-weight-complex="normal" fo:font-style="normal" style:font-style-complex="normal" style:font-name-asian="Times New Roman2"/>
    </style:style>
    <style:style style:name="T126" style:family="text">
      <style:text-properties style:font-name-complex="Times New Roman1"/>
    </style:style>
    <style:style style:name="T127" style:family="text">
      <style:text-properties style:font-name-complex="Times New Roman2"/>
    </style:style>
    <style:style style:name="T128" style:family="text">
      <style:text-properties style:font-name-complex="Times New Roman1" fo:font-style="italic" style:font-style-complex="italic"/>
    </style:style>
    <style:style style:name="T129" style:family="text">
      <style:text-properties style:font-name-complex="Times New Roman1" fo:font-style="normal" style:font-style-complex="normal"/>
    </style:style>
    <style:style style:name="T130" style:family="text">
      <style:text-properties fo:font-size="12pt" style:font-name-complex="Times New Roman1" style:font-size-asian="12pt" style:font-size-complex="12pt"/>
    </style:style>
    <style:style style:name="T131" style:family="text">
      <style:text-properties fo:font-size="12pt" style:font-size-asian="12pt" style:font-size-complex="12pt" style:font-name-complex="Times New Roman2"/>
    </style:style>
    <style:style style:name="T132" style:family="text">
      <style:text-properties fo:font-size="12pt" style:font-size-asian="12pt" style:font-size-complex="12pt" style:font-name-complex="Times New Roman2" fo:font-style="italic" style:font-style-complex="italic"/>
    </style:style>
    <style:style style:name="T133" style:family="text">
      <style:text-properties fo:font-size="12pt" style:font-size-asian="12pt" style:font-size-complex="12pt" style:letter-kerning="true" fo:language="es" fo:country="ES" style:language-asian="zh" style:country-asian="CN" style:language-complex="hi" style:country-complex="IN" style:font-name-asian="Times New Roman2" style:font-name-complex="Times New Roman1"/>
    </style:style>
    <style:style style:name="T134" style:family="text">
      <style:text-properties fo:font-size="12pt" style:font-size-asian="12pt" style:font-size-complex="12pt" style:letter-kerning="true" fo:language="es" fo:country="ES" style:language-asian="zh" style:country-asian="CN" style:language-complex="hi" style:country-complex="IN" style:font-name-asian="Times New Roman2" style:font-name-complex="Times New Roman1" style:use-window-font-color="true" fo:font-style="italic" style:font-style-complex="italic"/>
    </style:style>
    <style:style style:name="T135" style:family="text">
      <style:text-properties fo:font-size="12pt" style:font-size-asian="12pt" style:font-size-complex="12pt" style:letter-kerning="true" fo:language="es" fo:country="ES" style:language-asian="zh" style:country-asian="CN" style:language-complex="hi" style:country-complex="IN" style:font-name-asian="Times New Roman2" style:font-name-complex="Times New Roman1" style:use-window-font-color="true"/>
    </style:style>
    <style:style style:name="T136" style:family="text">
      <style:text-properties style:font-name="Times New Roman1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7" style:family="text">
      <style:text-properties style:font-name="Times New Roman1" fo:font-size="12pt" fo:font-weight="normal" style:text-underline-style="none" style:text-underline-color="font-color" style:text-line-through-type="none" style:text-outline="false" fo:text-shadow="none" style:text-line-through-mode="continuous" style:font-name-complex="Lucida Sans" style:font-size-asian="12pt" style:font-size-complex="12pt" style:font-weight-asian="normal" style:font-weight-complex="normal" style:text-emphasize="none" style:font-relief="none" style:text-overline-style="none" style:text-overline-color="font-color" fo:language="es" fo:country="ES" style:language-asian="zh" style:country-asian="CN" style:language-complex="hi" style:country-complex="IN" style:font-name-asian="Microsoft YaHei" fo:font-style="italic" style:font-style-asian="italic" style:font-style-complex="italic"/>
    </style:style>
    <style:style style:name="T138" style:family="text">
      <style:text-properties style:font-name="Times New Roman1" fo:font-size="12pt" fo:font-weight="normal" style:text-underline-style="none" style:text-underline-color="font-color" style:text-line-through-type="none" style:text-outline="false" fo:text-shadow="none" style:text-line-through-mode="continuous" style:font-name-complex="Lucida Sans" style:font-size-asian="12pt" style:font-size-complex="12pt" style:font-weight-asian="normal" style:font-weight-complex="normal" style:text-emphasize="none" style:font-relief="none" style:text-overline-style="none" style:text-overline-color="font-color" fo:language="es" fo:country="ES" style:language-asian="zh" style:country-asian="CN" style:language-complex="hi" style:country-complex="IN" style:font-name-asian="Microsoft YaHei"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1" table:default-cell-style-name="ce1"/>
        <table:table-column table:style-name="co1" table:default-cell-style-name="Default"/>
        <table:table-column table:style-name="co1" table:number-columns-repeated="16372" table:default-cell-style-name="ce1"/>
        <table:table-row table:style-name="ro1">
          <table:table-cell office:value-type="string" calcext:value-type="string">
            <text:p>EXAMPLE</text:p>
          </table:table-cell>
          <table:table-cell office:value-type="string" calcext:value-type="string">
            <text:p>TEXT NAM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TEXT TYPE</text:p>
          </table:table-cell>
          <table:table-cell office:value-type="string" calcext:value-type="string">
            <text:p>TEXT CATEGORIZATION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DIALECT</text:p>
          </table:table-cell>
          <table:table-cell office:value-type="string" calcext:value-type="string">
            <text:p>STANDARDIZATION EFFECT</text:p>
          </table:table-cell>
          <table:table-cell office:value-type="string" calcext:value-type="string">
            <text:p>MEANING</text:p>
          </table:table-cell>
          <table:table-cell office:value-type="string" calcext:value-type="string">
            <text:p>STRATEGY</text:p>
          </table:table-cell>
          <table:table-cell table:style-name="ce14" office:value-type="string" calcext:value-type="string">
            <text:p>FORMAL STRUCTUR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<text:span text:style-name="T1">Voto eguitẽdot</text:span><text:span text:style-name="T2"> […] </text:span><text:span text:style-name="T3">cerucu sanctu eta sancta custiaj ta çuri aita goardaetaco erreguela tercera Sãt Frãciscuarẽ ordeacoa penitenciacoa ayta sanctu Nicolao laugarrenarẽ </text:span><text:span text:style-name="T4">emona</text:span><text:span text:style-name="T5"> eta </text:span><text:span text:style-name="T4">otorgadua</text:span><text:span text:style-name="T5">, eta ayta sãtu sist lau garrenarẽ aprovadua ta cõfirmadua, biçi izaiteco obedẽçian</text:span></text:p>
          </table:table-cell>
          <table:table-cell office:value-type="string" calcext:value-type="string">
            <text:p>Formula of adhesion to the Third Order of Saint Francis (1521)</text:p>
          </table:table-cell>
          <table:table-cell office:value-type="string" calcext:value-type="string">
            <text:p>Mitxelena, Koldo. 1990. <text:span text:style-name="T54">Textos arcaicos vascos</text:span>. Donostia/San Sebastián: Gipuzkoan Provincial Council, University of the Basque Country.</text:p>
          </table:table-cell>
          <table:table-cell office:value-type="string" calcext:value-type="string">
            <text:p>Vows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on-finite passive participle</text:p>
          </table:table-cell>
          <table:table-cell office:value-type="string" calcext:value-type="string">
            <text:p>[passive participle]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<text:span text:style-name="T1">Voto eguitẽdot</text:span><text:span text:style-name="T2"> […] </text:span><text:span text:style-name="T3">cerucu sanctu eta sancta custiaj ta çuri aita goardaetaco erreguela tercera Sãt Frãciscuarẽ ordeacoa penitenciacoa ayta sanctu Nicolao laugarrenarẽ emona eta otorgadua, eta ayta sãtu sist lau garrenarẽ </text:span><text:span text:style-name="T4">aprovadua</text:span><text:span text:style-name="T5"> ta </text:span><text:span text:style-name="T4">cõfirmadua</text:span><text:span text:style-name="T5">, biçi izaiteco obedẽçian</text:span></text:p>
          </table:table-cell>
          <table:table-cell office:value-type="string" calcext:value-type="string">
            <text:p>Formula of adhesion to the Third Order of Saint Francis (1521)</text:p>
          </table:table-cell>
          <table:table-cell office:value-type="string" calcext:value-type="string">
            <text:p>Mitxelena, Koldo. 1990. <text:span text:style-name="T54">Textos arcaicos vascos</text:span>. Donostia/San Sebastián: Gipuzkoan Provincial Council, University of the Basque Country.</text:p>
          </table:table-cell>
          <table:table-cell office:value-type="string" calcext:value-type="string">
            <text:p>Vows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on-finite passive participle</text:p>
          </table:table-cell>
          <table:table-cell office:value-type="string" calcext:value-type="string">
            <text:p>[passive participle]</text:p>
          </table:table-cell>
          <table:table-cell table:number-columns-repeated="16373"/>
        </table:table-row>
        <table:table-row table:style-name="ro1">
          <table:table-cell table:style-name="ce3" office:value-type="string" calcext:value-type="string">
            <text:p>Hanbat gende dacuscula hunec <text:span text:style-name="T6">enganaturic</text:span></text:p>
          </table:table-cell>
          <table:table-cell office:value-type="string" calcext:value-type="string">
            <text:p>Etxepare’s <text:span text:style-name="T54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07">Bernat. 1980 </text:span><text:span text:style-name="T108">[1545]</text:span><text:span text:style-name="T107">. </text:span><text:span text:style-name="T109">Linguae vasconum primitiae</text:span><text:span text:style-name="T110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on-finite passive participle</text:p>
          </table:table-cell>
          <table:table-cell office:value-type="string" calcext:value-type="string">
            <text:p>[passive participle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7">Yzterbegui duyen oro nitan </text:span><text:span text:style-name="T8">vedi gaztiga</text:span></text:p>
          </table:table-cell>
          <table:table-cell office:value-type="string" calcext:value-type="string">
            <text:p>Etxepare’s <text:span text:style-name="T54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07">Bernat. 1980 </text:span><text:span text:style-name="T108">[1545]</text:span><text:span text:style-name="T107">. </text:span><text:span text:style-name="T109">Linguae vasconum primitiae</text:span><text:span text:style-name="T110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Beccatore guira eta mira eztaquigula balinetan vide gabe <text:span text:style-name="T6">acusatu baguira</text:span></text:p>
          </table:table-cell>
          <table:table-cell office:value-type="string" calcext:value-type="string">
            <text:p>Etxepare’s <text:span text:style-name="T54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07">Bernat. 1980 </text:span><text:span text:style-name="T108">[1545]</text:span><text:span text:style-name="T107">. </text:span><text:span text:style-name="T109">Linguae vasconum primitiae</text:span><text:span text:style-name="T110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Zein sainduren besta daten orhit egun berian eta noren ycenetan <text:span text:style-name="T6">fundatu den</text:span> eliça</text:p>
          </table:table-cell>
          <table:table-cell office:value-type="string" calcext:value-type="string">
            <text:p>Etxepare’s <text:span text:style-name="T54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07">Bernat. 1980 </text:span><text:span text:style-name="T108">[1545]</text:span><text:span text:style-name="T107">. </text:span><text:span text:style-name="T109">Linguae vasconum primitiae</text:span><text:span text:style-name="T110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Orhit adi orduyan nola <text:span text:style-name="T6">yçan redemitu</text:span> haren odol saynduyaz</text:p>
          </table:table-cell>
          <table:table-cell office:value-type="string" calcext:value-type="string">
            <text:p>Etxepare’s <text:span text:style-name="T54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07">Bernat. 1980 </text:span><text:span text:style-name="T108">[1545]</text:span><text:span text:style-name="T107">. </text:span><text:span text:style-name="T109">Linguae vasconum primitiae</text:span><text:span text:style-name="T110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Heuscaldunac mundu orotan <text:span text:style-name="T6">preciatu ciraden</text:span></text:p>
          </table:table-cell>
          <table:table-cell office:value-type="string" calcext:value-type="string">
            <text:p>Etxepare’s <text:span text:style-name="T54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07">Bernat. 1980 </text:span><text:span text:style-name="T108">[1545]</text:span><text:span text:style-name="T107">. </text:span><text:span text:style-name="T109">Linguae vasconum primitiae</text:span><text:span text:style-name="T110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9">Anhiz iende </text:span><text:span text:style-name="T10">enganatu doa</text:span><text:span text:style-name="T11"> luçamenduyaz</text:span></text:p>
          </table:table-cell>
          <table:table-cell office:value-type="string" calcext:value-type="string">
            <text:p>Etxepare’s <text:span text:style-name="T54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07">Bernat. 1980 </text:span><text:span text:style-name="T108">[1545]</text:span><text:span text:style-name="T107">. </text:span><text:span text:style-name="T109">Linguae vasconum primitiae</text:span><text:span text:style-name="T110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54">jo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Hala eguin vadaçagu <text:span text:style-name="T6">ohoratu guirate</text:span></text:p>
          </table:table-cell>
          <table:table-cell office:value-type="string" calcext:value-type="string">
            <text:p>Etxepare’s <text:span text:style-name="T54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07">Bernat. 1980 </text:span><text:span text:style-name="T108">[1545]</text:span><text:span text:style-name="T107">. </text:span><text:span text:style-name="T109">Linguae vasconum primitiae</text:span><text:span text:style-name="T110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Passive (future)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54">izan </text:span><text:span text:style-name="T13">+ -</text:span><text:span text:style-name="T54">te</text:span><text:span text:style-name="T13">/-</text:span><text:span text:style-name="T54">ke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Valinetan ioan ezpaninz oguenduru ninçaten ene contra falseria bethi <text:span text:style-name="T6">cinhexi çaten</text:span></text:p>
          </table:table-cell>
          <table:table-cell office:value-type="string" calcext:value-type="string">
            <text:p>Etxepare’s <text:span text:style-name="T54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07">Bernat. 1980 </text:span><text:span text:style-name="T108">[1545]</text:span><text:span text:style-name="T107">. </text:span><text:span text:style-name="T109">Linguae vasconum primitiae</text:span><text:span text:style-name="T110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Passive (future)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54">izan </text:span><text:span text:style-name="T13">+ -</text:span><text:span text:style-name="T54">te</text:span><text:span text:style-name="T13">/-</text:span><text:span text:style-name="T54">ke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Emazteac cerengatic gaiz <text:span text:style-name="T6">erranen dirate</text:span></text:p>
          </table:table-cell>
          <table:table-cell office:value-type="string" calcext:value-type="string">
            <text:p>Etxepare’s <text:span text:style-name="T54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07">Bernat. 1980 </text:span><text:span text:style-name="T108">[1545]</text:span><text:span text:style-name="T107">. </text:span><text:span text:style-name="T109">Linguae vasconum primitiae</text:span><text:span text:style-name="T110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Passive (future)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<text:span text:style-name="T103">[prospective participle + </text:span><text:span text:style-name="T3">izan + te/ke</text:span><text:span text:style-name="T2">]</text:span></text:p>
          </table:table-cell>
          <table:table-cell table:number-columns-repeated="16373"/>
        </table:table-row>
        <table:table-row table:style-name="ro1">
          <table:table-cell table:style-name="ce19" office:value-type="string" calcext:value-type="string">
            <text:p><text:span text:style-name="T9">Legue honi segui vedi </text:span><text:span text:style-name="T10">salbu nahi duyena</text:span></text:p>
          </table:table-cell>
          <table:table-cell office:value-type="string" calcext:value-type="string">
            <text:p>Etxepare’s <text:span text:style-name="T54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07">Bernat. 1980 </text:span><text:span text:style-name="T108">[1545]</text:span><text:span text:style-name="T107">. </text:span><text:span text:style-name="T109">Linguae vasconum primitiae</text:span><text:span text:style-name="T110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54">ukan</text:span>]</text:p>
          </table:table-cell>
          <table:table-cell table:number-columns-repeated="16373"/>
        </table:table-row>
        <table:table-row table:style-name="ro1">
          <table:table-cell table:style-name="ce19" office:value-type="string" calcext:value-type="string">
            <text:p><text:span text:style-name="T9">Hoc veguira diçagula </text:span><text:span text:style-name="T10">salua guiten</text:span><text:span text:style-name="T11"> hegatic</text:span></text:p>
          </table:table-cell>
          <table:table-cell office:value-type="string" calcext:value-type="string">
            <text:p>Etxepare’s <text:span text:style-name="T54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07">Bernat. 1980 </text:span><text:span text:style-name="T108">[1545]</text:span><text:span text:style-name="T107">. </text:span><text:span text:style-name="T109">Linguae vasconum primitiae</text:span><text:span text:style-name="T110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Iltean il ninçan, da <text:span text:style-name="T6">aztu ninçan</text:span></text:p>
          </table:table-cell>
          <table:table-cell office:value-type="string" calcext:value-type="string">
            <text:p>Landuchio’s <text:span text:style-name="T54">Dictionarium linguae cantabricae</text:span> (1562)</text:p>
          </table:table-cell>
          <table:table-cell office:value-type="string" calcext:value-type="string">
            <text:p>Landuchio, Nicolao. 1958 [1562]. <text:span text:style-name="T54">Dictionarium linguae cantabricae</text:span>. Donostia/San Sebastián: Gipuzkoan Provincial Council.</text:p>
          </table:table-cell>
          <table:table-cell table:style-name="ce12" office:value-type="string" calcext:value-type="string">
            <text:p>Dictionary</text:p>
          </table:table-cell>
          <table:table-cell table:style-name="ce12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12">Iltean </text:span><text:span text:style-name="T6">il ninçan</text:span><text:span text:style-name="T12">, da aztu ninçan</text:span></text:p>
          </table:table-cell>
          <table:table-cell office:value-type="string" calcext:value-type="string">
            <text:p>Landuchio’s <text:span text:style-name="T54">Dictionarium linguae cantabricae</text:span> (1562)</text:p>
          </table:table-cell>
          <table:table-cell office:value-type="string" calcext:value-type="string">
            <text:p>Landuchio, Nicolao. 1958 [1562]. <text:span text:style-name="T54">Dictionarium linguae cantabricae</text:span>. Donostia/San Sebastián: Gipuzkoan Provincial Council.</text:p>
          </table:table-cell>
          <table:table-cell table:style-name="ce12" office:value-type="string" calcext:value-type="string">
            <text:p>Dictionary</text:p>
          </table:table-cell>
          <table:table-cell table:style-name="ce12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Anticausat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Hemen naça orçiric erioac hustegabe dolorosqui <text:span text:style-name="T6">egiciriq</text:span> <text:span text:style-name="T13">[…]</text:span> munduac <text:span text:style-name="T12">edequiric</text:span> <text:span text:style-name="T13">[…]</text:span> haydeac eta adisquideac urte gutis <text:span text:style-name="T12">acenduric</text:span></text:p>
          </table:table-cell>
          <table:table-cell office:value-type="string" calcext:value-type="string">
            <text:p>Amendux’s dirge (1564)</text:p>
          </table:table-cell>
          <table:table-cell office:value-type="string" calcext:value-type="string">
            <text:p>Mitxelena, Koldo. 1990. <text:span text:style-name="T54">Textos arcaicos vascos</text:span>. Donostia/San Sebastián: Gipuzkoan Provincial Council, University of the Basque Country.</text:p>
          </table:table-cell>
          <table:table-cell table:style-name="ce12" office:value-type="string" calcext:value-type="string">
            <text:p>Song</text:p>
          </table:table-cell>
          <table:table-cell table:style-name="ce12"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on-finite passive participle</text:p>
          </table:table-cell>
          <table:table-cell office:value-type="string" calcext:value-type="string">
            <text:p>[passive participle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Hemen naça orçiric erioac hustegabe dolorosqui <text:span text:style-name="T12">egiciriq</text:span> <text:span text:style-name="T13">[…]</text:span> munduac <text:span text:style-name="T6">edequiric</text:span> <text:span text:style-name="T13">[…]</text:span> haydeac eta adisquideac urte gutis <text:span text:style-name="T12">acenduric</text:span></text:p>
          </table:table-cell>
          <table:table-cell office:value-type="string" calcext:value-type="string">
            <text:p>Amendux’s dirge (1564)</text:p>
          </table:table-cell>
          <table:table-cell office:value-type="string" calcext:value-type="string">
            <text:p>Mitxelena, Koldo. 1990. <text:span text:style-name="T54">Textos arcaicos vascos</text:span>. Donostia/San Sebastián: Gipuzkoan Provincial Council, University of the Basque Country.</text:p>
          </table:table-cell>
          <table:table-cell table:style-name="ce12" office:value-type="string" calcext:value-type="string">
            <text:p>Song</text:p>
          </table:table-cell>
          <table:table-cell table:style-name="ce12"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on-finite passive participle</text:p>
          </table:table-cell>
          <table:table-cell office:value-type="string" calcext:value-type="string">
            <text:p>[passive participle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Hemen naça orçiric erioac hustegabe dolorosqui <text:span text:style-name="T12">egiciriq</text:span> <text:span text:style-name="T13">[…]</text:span> munduac <text:span text:style-name="T12">edequiric</text:span> <text:span text:style-name="T13">[…]</text:span> haydeac eta adisquideac urte gutis <text:span text:style-name="T6">acenduric</text:span></text:p>
          </table:table-cell>
          <table:table-cell office:value-type="string" calcext:value-type="string">
            <text:p>Amendux’s dirge (1564)</text:p>
          </table:table-cell>
          <table:table-cell office:value-type="string" calcext:value-type="string">
            <text:p>Mitxelena, Koldo. 1990. <text:span text:style-name="T54">Textos arcaicos vascos</text:span>. Donostia/San Sebastián: Gipuzkoan Provincial Council, University of the Basque Country.</text:p>
          </table:table-cell>
          <table:table-cell table:style-name="ce12" office:value-type="string" calcext:value-type="string">
            <text:p>Song</text:p>
          </table:table-cell>
          <table:table-cell table:style-name="ce12"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on-finite passive participle</text:p>
          </table:table-cell>
          <table:table-cell office:value-type="string" calcext:value-type="string">
            <text:p>[passive participle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Harc bada aitzinetic amáz <text:span text:style-name="T6">instruitu içanic</text:span>, Indac hemen platean Ioannes Baptistaren buruä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11">Leizarraga, Joanes. 1990 </text:span><text:span text:style-name="T108">[</text:span><text:span text:style-name="T107">1571</text:span><text:span text:style-name="T108">]</text:span><text:span text:style-name="T107">. </text:span><text:span text:style-name="T109">Iesus Christ gure iaunaren testamentu berria, Othoitza ecclesiasticoen forma,Catechismea, Kalendrera, ABC edo christinoen instructionea</text:span><text:span text:style-name="T110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on-finite passive participle</text:p>
          </table:table-cell>
          <table:table-cell office:value-type="string" calcext:value-type="string">
            <text:p>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" office:value-type="string" calcext:value-type="string">
            <text:p><text:span text:style-name="T6">Batheyatzen ciraden</text:span> harẽnganic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11">Leizarraga, Joanes. 1990 </text:span><text:span text:style-name="T108">[</text:span><text:span text:style-name="T107">1571</text:span><text:span text:style-name="T108">]</text:span><text:span text:style-name="T107">. </text:span><text:span text:style-name="T109">Iesus Christ gure iaunaren testamentu berria, Othoitza ecclesiasticoen forma,Catechismea, Kalendrera, ABC edo christinoen instructionea</text:span><text:span text:style-name="T110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7">Dohatsu dirade iustitiagatic </text:span><text:span text:style-name="T8">persecutatzen diradenac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11">Leizarraga, Joanes. 1990 </text:span><text:span text:style-name="T108">[</text:span><text:span text:style-name="T107">1571</text:span><text:span text:style-name="T108">]</text:span><text:span text:style-name="T107">. </text:span><text:span text:style-name="T109">Iesus Christ gure iaunaren testamentu berria, Othoitza ecclesiasticoen forma,Catechismea, Kalendrera, ABC edo christinoen instructionea</text:span><text:span text:style-name="T110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7">Ni </text:span><text:span text:style-name="T8">batheyaturen naicén </text:span><text:span text:style-name="T7">baptismoaz </text:span><text:span text:style-name="T8">batheyaturen ba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11">Leizarraga, Joanes. 1990 </text:span><text:span text:style-name="T108">[</text:span><text:span text:style-name="T107">1571</text:span><text:span text:style-name="T108">]</text:span><text:span text:style-name="T107">. </text:span><text:span text:style-name="T109">Iesus Christ gure iaunaren testamentu berria, Othoitza ecclesiasticoen forma,Catechismea, Kalendrera, ABC edo christinoen instructionea</text:span><text:span text:style-name="T110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7">Ni </text:span><text:span text:style-name="T8">batheyaturen naicén </text:span><text:span text:style-name="T7">baptismoaz </text:span><text:span text:style-name="T8">batheyaturen ba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11">Leizarraga, Joanes. 1990 </text:span><text:span text:style-name="T108">[</text:span><text:span text:style-name="T107">1571</text:span><text:span text:style-name="T108">]</text:span><text:span text:style-name="T107">. </text:span><text:span text:style-name="T109">Iesus Christ gure iaunaren testamentu berria, Othoitza ecclesiasticoen forma,Catechismea, Kalendrera, ABC edo christinoen instructionea</text:span><text:span text:style-name="T110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14">Parti nadinean Espaigniarát, ethorriren naiz çuetara : ecen sperança dut iragaitean ikussiren çaituztedala, eta </text:span><text:span text:style-name="T15">çueçaz</text:span><text:span text:style-name="T16"> </text:span><text:span text:style-name="T14">hara </text:span><text:span text:style-name="T16">guidaturen naice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11">Leizarraga, Joanes. 1990 </text:span><text:span text:style-name="T108">[</text:span><text:span text:style-name="T107">1571</text:span><text:span text:style-name="T108">]</text:span><text:span text:style-name="T107">. </text:span><text:span text:style-name="T109">Iesus Christ gure iaunaren testamentu berria, Othoitza ecclesiasticoen forma,Catechismea, Kalendrera, ABC edo christinoen instructionea</text:span><text:span text:style-name="T110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17">Eramã cedin </text:span><text:span text:style-name="T15">Spirituaz</text:span><text:span text:style-name="T16"> </text:span><text:span text:style-name="T14">desertura, deabru</text:span><text:span text:style-name="T15">az</text:span><text:span text:style-name="T16"> </text:span><text:span text:style-name="T14">tenta ledinçát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11">Leizarraga, Joanes. 1990 </text:span><text:span text:style-name="T108">[</text:span><text:span text:style-name="T107">1571</text:span><text:span text:style-name="T108">]</text:span><text:span text:style-name="T107">. </text:span><text:span text:style-name="T109">Iesus Christ gure iaunaren testamentu berria, Othoitza ecclesiasticoen forma,Catechismea, Kalendrera, ABC edo christinoen instructionea</text:span><text:span text:style-name="T110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Munduaren fundacionetic <text:span text:style-name="T6">preparatu çaiçuen</text:span> resumá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11">Leizarraga, Joanes. 1990 </text:span><text:span text:style-name="T108">[</text:span><text:span text:style-name="T107">1571</text:span><text:span text:style-name="T108">]</text:span><text:span text:style-name="T107">. </text:span><text:span text:style-name="T109">Iesus Christ gure iaunaren testamentu berria, Othoitza ecclesiasticoen forma,Catechismea, Kalendrera, ABC edo christinoen instructionea</text:span><text:span text:style-name="T110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Haur gucia eguin içan da Prophetáz <text:span text:style-name="T6">erran cena</text:span> compli ledinçát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11">Leizarraga, Joanes. 1990 </text:span><text:span text:style-name="T108">[</text:span><text:span text:style-name="T107">1571</text:span><text:span text:style-name="T108">]</text:span><text:span text:style-name="T107">. </text:span><text:span text:style-name="T109">Iesus Christ gure iaunaren testamentu berria, Othoitza ecclesiasticoen forma,Catechismea, Kalendrera, ABC edo christinoen instructionea</text:span><text:span text:style-name="T110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Gauça guciac niri neure Aitaz <text:span text:style-name="T6">eman çaizquit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11">Leizarraga, Joanes. 1990 </text:span><text:span text:style-name="T108">[</text:span><text:span text:style-name="T107">1571</text:span><text:span text:style-name="T108">]</text:span><text:span text:style-name="T107">. </text:span><text:span text:style-name="T109">Iesus Christ gure iaunaren testamentu berria, Othoitza ecclesiasticoen forma,Catechismea, Kalendrera, ABC edo christinoen instructionea</text:span><text:span text:style-name="T110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Ecen hunela <text:span text:style-name="T6">scribatua duc</text:span> Prophetáz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11">Leizarraga, Joanes. 1990 </text:span><text:span text:style-name="T108">[</text:span><text:span text:style-name="T107">1571</text:span><text:span text:style-name="T108">]</text:span><text:span text:style-name="T107">. </text:span><text:span text:style-name="T109">Iesus Christ gure iaunaren testamentu berria, Othoitza ecclesiasticoen forma,Catechismea, Kalendrera, ABC edo christinoen instructionea</text:span><text:span text:style-name="T110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-<text:span text:style-name="T54">a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Ene alaba <text:span text:style-name="T6">duc</text:span> deabruaz gaizqui <text:span text:style-name="T6">tormentatu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11">Leizarraga, Joanes. 1990 </text:span><text:span text:style-name="T108">[</text:span><text:span text:style-name="T107">1571</text:span><text:span text:style-name="T108">]</text:span><text:span text:style-name="T107">. </text:span><text:span text:style-name="T109">Iesus Christ gure iaunaren testamentu berria, Othoitza ecclesiasticoen forma,Catechismea, Kalendrera, ABC edo christinoen instructionea</text:span><text:span text:style-name="T110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-<text:span text:style-name="T54">a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Guero iguzquia goratu eta <text:span text:style-name="T6">erre içan dirad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11">Leizarraga, Joanes. 1990 </text:span><text:span text:style-name="T108">[</text:span><text:span text:style-name="T107">1571</text:span><text:span text:style-name="T108">]</text:span><text:span text:style-name="T107">. </text:span><text:span text:style-name="T109">Iesus Christ gure iaunaren testamentu berria, Othoitza ecclesiasticoen forma,Catechismea, Kalendrera, ABC edo christinoen instructionea</text:span><text:span text:style-name="T110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Eta gu cembetez cineçago </text:span><text:span text:style-name="T19">emplegatzeco gara</text:span><text:span text:style-name="T20"> iaincoac bere euangelio saindu hunetan reuelatu eta declaratu drauzquigun mysterio eta secretu handi hautaco eçagutzearen vkaiten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11">Leizarraga, Joanes. 1990 </text:span><text:span text:style-name="T108">[</text:span><text:span text:style-name="T107">1571</text:span><text:span text:style-name="T108">]</text:span><text:span text:style-name="T107">. </text:span><text:span text:style-name="T109">Iesus Christ gure iaunaren testamentu berria, Othoitza ecclesiasticoen forma,Catechismea, Kalendrera, ABC edo christinoen instructionea</text:span><text:span text:style-name="T110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nominalized root + -<text:span text:style-name="T54">ko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Simon </text:span><text:span text:style-name="T19">erraiten dena</text:span><text:span text:style-name="T20"> Pierris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11">Leizarraga, Joanes. 1990 </text:span><text:span text:style-name="T108">[</text:span><text:span text:style-name="T107">1571</text:span><text:span text:style-name="T108">]</text:span><text:span text:style-name="T107">. </text:span><text:span text:style-name="T109">Iesus Christ gure iaunaren testamentu berria, Othoitza ecclesiasticoen forma,Catechismea, Kalendrera, ABC edo christinoen instructionea</text:span><text:span text:style-name="T110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Ceinec hiltzen baitituc prophetác, eta lapidatzen hiregana </text:span><text:span text:style-name="T21">igorri diradenac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11">Leizarraga, Joanes. 1990 </text:span><text:span text:style-name="T108">[</text:span><text:span text:style-name="T107">1571</text:span><text:span text:style-name="T108">]</text:span><text:span text:style-name="T107">. </text:span><text:span text:style-name="T109">Iesus Christ gure iaunaren testamentu berria, Othoitza ecclesiasticoen forma,Catechismea, Kalendrera, ABC edo christinoen instructionea</text:span><text:span text:style-name="T110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Harc hobe luque baldin errota harribat haren leppoaren inguruän eçar baledi, eta <text:span text:style-name="T6">egotz ledin</text:span> isassora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11">Leizarraga, Joanes. 1990 </text:span><text:span text:style-name="T108">[</text:span><text:span text:style-name="T107">1571</text:span><text:span text:style-name="T108">]</text:span><text:span text:style-name="T107">. </text:span><text:span text:style-name="T109">Iesus Christ gure iaunaren testamentu berria, Othoitza ecclesiasticoen forma,Catechismea, Kalendrera, ABC edo christinoen instructionea</text:span><text:span text:style-name="T110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2">Eçagutzen naiz</text:span><text:span text:style-name="T23"> neure ardiéz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11">Leizarraga, Joanes. 1990 </text:span><text:span text:style-name="T108">[</text:span><text:span text:style-name="T107">1571</text:span><text:span text:style-name="T108">]</text:span><text:span text:style-name="T107">. </text:span><text:span text:style-name="T109">Iesus Christ gure iaunaren testamentu berria, Othoitza ecclesiasticoen forma,Catechismea, Kalendrera, ABC edo christinoen instructionea</text:span><text:span text:style-name="T110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cen berce icenic ezta ceruären azpian guiçoney emã çayenic, ceinez </text:span><text:span text:style-name="T25">saluatu behar garé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11">Leizarraga, Joanes. 1990 </text:span><text:span text:style-name="T108">[</text:span><text:span text:style-name="T107">1571</text:span><text:span text:style-name="T108">]</text:span><text:span text:style-name="T107">. </text:span><text:span text:style-name="T109">Iesus Christ gure iaunaren testamentu berria, Othoitza ecclesiasticoen forma,Catechismea, Kalendrera, ABC edo christinoen instructionea</text:span><text:span text:style-name="T110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54">behar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Non </text:span><text:span text:style-name="T25">behar bainaiz iugeatu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11">Leizarraga, Joanes. 1990 </text:span><text:span text:style-name="T108">[</text:span><text:span text:style-name="T107">1571</text:span><text:span text:style-name="T108">]</text:span><text:span text:style-name="T107">. </text:span><text:span text:style-name="T109">Iesus Christ gure iaunaren testamentu berria, Othoitza ecclesiasticoen forma,Catechismea, Kalendrera, ABC edo christinoen instructionea</text:span><text:span text:style-name="T110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54">behar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cen iaincoaren spirituaz </text:span><text:span text:style-name="T25">gobernatzen diraden</text:span><text:span text:style-name="T26"> guciac, iaincoaren haour dirad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11">Leizarraga, Joanes. 1990 </text:span><text:span text:style-name="T108">[</text:span><text:span text:style-name="T107">1571</text:span><text:span text:style-name="T108">]</text:span><text:span text:style-name="T107">. </text:span><text:span text:style-name="T109">Iesus Christ gure iaunaren testamentu berria, Othoitza ecclesiasticoen forma,Catechismea, Kalendrera, ABC edo christinoen instructionea</text:span><text:span text:style-name="T110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Çuequin batean participant hartan </text:span><text:span text:style-name="T25">eguin nadinçát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11">Leizarraga, Joanes. 1990 </text:span><text:span text:style-name="T108">[</text:span><text:span text:style-name="T107">1571</text:span><text:span text:style-name="T108">]</text:span><text:span text:style-name="T107">. </text:span><text:span text:style-name="T109">Iesus Christ gure iaunaren testamentu berria, Othoitza ecclesiasticoen forma,Catechismea, Kalendrera, ABC edo christinoen instructionea</text:span><text:span text:style-name="T110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Ceinez </text:span><text:span text:style-name="T25">saluatzen</text:span><text:span text:style-name="T24">-ere </text:span><text:span text:style-name="T25">baitzarete</text:span><text:span text:style-name="T26">, baldin orhoit ba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11">Leizarraga, Joanes. 1990 </text:span><text:span text:style-name="T108">[</text:span><text:span text:style-name="T107">1571</text:span><text:span text:style-name="T108">]</text:span><text:span text:style-name="T107">. </text:span><text:span text:style-name="T109">Iesus Christ gure iaunaren testamentu berria, Othoitza ecclesiasticoen forma,Catechismea, Kalendrera, ABC edo christinoen instructionea</text:span><text:span text:style-name="T110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2">Erideiten bagara</text:span><text:span text:style-name="T23"> gueuror-ere bekator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11">Leizarraga, Joanes. 1990 </text:span><text:span text:style-name="T108">[</text:span><text:span text:style-name="T107">1571</text:span><text:span text:style-name="T108">]</text:span><text:span text:style-name="T107">. </text:span><text:span text:style-name="T109">Iesus Christ gure iaunaren testamentu berria, Othoitza ecclesiasticoen forma,Catechismea, Kalendrera, ABC edo christinoen instructionea</text:span><text:span text:style-name="T110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cen nic ikassi dut </text:span><text:span text:style-name="T25">erideiten naicenaren</text:span><text:span text:style-name="T26"> araura content içate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11">Leizarraga, Joanes. 1990 </text:span><text:span text:style-name="T108">[</text:span><text:span text:style-name="T107">1571</text:span><text:span text:style-name="T108">]</text:span><text:span text:style-name="T107">. </text:span><text:span text:style-name="T109">Iesus Christ gure iaunaren testamentu berria, Othoitza ecclesiasticoen forma,Catechismea, Kalendrera, ABC edo christinoen instructionea</text:span><text:span text:style-name="T110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7">Eta nehorc eztrauca emaiten </text:span><text:span text:style-name="T28">bere buruäri</text:span><text:span text:style-name="T27"> ohore haur, baina iaincoaz </text:span><text:span text:style-name="T29">deitzen denac</text:span><text:span text:style-name="T27">, Aaron beça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11">Leizarraga, Joanes. 1990 </text:span><text:span text:style-name="T108">[</text:span><text:span text:style-name="T107">1571</text:span><text:span text:style-name="T108">]</text:span><text:span text:style-name="T107">. </text:span><text:span text:style-name="T109">Iesus Christ gure iaunaren testamentu berria, Othoitza ecclesiasticoen forma,Catechismea, Kalendrera, ABC edo christinoen instructionea</text:span><text:span text:style-name="T110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rekarri saluamendutaco bidera, cein baita hi euror </text:span><text:span text:style-name="T25">eçagut adin</text:span><text:span text:style-name="T26"> iainco eguiazco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11">Leizarraga, Joanes. 1990 </text:span><text:span text:style-name="T108">[</text:span><text:span text:style-name="T107">1571</text:span><text:span text:style-name="T108">]</text:span><text:span text:style-name="T107">. </text:span><text:span text:style-name="T109">Iesus Christ gure iaunaren testamentu berria, Othoitza ecclesiasticoen forma,Catechismea, Kalendrera, ABC edo christinoen instructionea</text:span><text:span text:style-name="T110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a berce remedioz batez-ere ecin </text:span><text:span text:style-name="T25">deliura</text:span><text:span text:style-name="T24"> ez </text:span><text:span text:style-name="T25">empara ahal gaitezque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11">Leizarraga, Joanes. 1990 </text:span><text:span text:style-name="T108">[</text:span><text:span text:style-name="T107">1571</text:span><text:span text:style-name="T108">]</text:span><text:span text:style-name="T107">. </text:span><text:span text:style-name="T109">Iesus Christ gure iaunaren testamentu berria, Othoitza ecclesiasticoen forma,Catechismea, Kalendrera, ABC edo christinoen instructionea</text:span><text:span text:style-name="T110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verb root + <text:span text:style-name="T54">ahal</text:span>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Orduan haourtchoac <text:span text:style-name="T6">presentatu içan çaizcan</text:span> escuac gainean eçar litzençat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11">Leizarraga, Joanes. 1990 </text:span><text:span text:style-name="T108">[</text:span><text:span text:style-name="T107">1571</text:span><text:span text:style-name="T108">]</text:span><text:span text:style-name="T107">. </text:span><text:span text:style-name="T109">Iesus Christ gure iaunaren testamentu berria, Othoitza ecclesiasticoen forma,Catechismea, Kalendrera, ABC edo christinoen instructionea</text:span><text:span text:style-name="T110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Passive (past/plusquamperfect)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Orduan compli cedin Hieremias prophetáz <text:span text:style-name="T6">erran içan cen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11">Leizarraga, Joanes. 1990 </text:span><text:span text:style-name="T108">[</text:span><text:span text:style-name="T107">1571</text:span><text:span text:style-name="T108">]</text:span><text:span text:style-name="T107">. </text:span><text:span text:style-name="T109">Iesus Christ gure iaunaren testamentu berria, Othoitza ecclesiasticoen forma,Catechismea, Kalendrera, ABC edo christinoen instructionea</text:span><text:span text:style-name="T110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Passive (past/plusquamperfect)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Deabrua campora <text:span text:style-name="T6">egotzi içan cenea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11">Leizarraga, Joanes. 1990 </text:span><text:span text:style-name="T108">[</text:span><text:span text:style-name="T107">1571</text:span><text:span text:style-name="T108">]</text:span><text:span text:style-name="T107">. </text:span><text:span text:style-name="T109">Iesus Christ gure iaunaren testamentu berria, Othoitza ecclesiasticoen forma,Catechismea, Kalendrera, ABC edo christinoen instructionea</text:span><text:span text:style-name="T110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Passive (past/plusquamperfect)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Babylonerát <text:span text:style-name="T6">eraman içan ciraden</text:span> ondoan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11">Leizarraga, Joanes. 1990 </text:span><text:span text:style-name="T108">[</text:span><text:span text:style-name="T107">1571</text:span><text:span text:style-name="T108">]</text:span><text:span text:style-name="T107">. </text:span><text:span text:style-name="T109">Iesus Christ gure iaunaren testamentu berria, Othoitza ecclesiasticoen forma,Catechismea, Kalendrera, ABC edo christinoen instructionea</text:span><text:span text:style-name="T110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Passive (past/plusquamperfect)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Cein <text:span text:style-name="T6">c</text:span><text:span text:style-name="T30">õcebitu içan baita</text:span><text:span text:style-name="T31"> Spiritu sainduaganic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11">Leizarraga, Joanes. 1990 </text:span><text:span text:style-name="T108">[</text:span><text:span text:style-name="T107">1571</text:span><text:span text:style-name="T108">]</text:span><text:span text:style-name="T107">. </text:span><text:span text:style-name="T109">Iesus Christ gure iaunaren testamentu berria, Othoitza ecclesiasticoen forma,Catechismea, Kalendrera, ABC edo christinoen instructionea</text:span><text:span text:style-name="T110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Passive (past/plusquamperfect)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6">Iustificatu içan da</text:span> sapientiá bere haourréz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11">Leizarraga, Joanes. 1990 </text:span><text:span text:style-name="T108">[</text:span><text:span text:style-name="T107">1571</text:span><text:span text:style-name="T108">]</text:span><text:span text:style-name="T107">. </text:span><text:span text:style-name="T109">Iesus Christ gure iaunaren testamentu berria, Othoitza ecclesiasticoen forma,Catechismea, Kalendrera, ABC edo christinoen instructionea</text:span><text:span text:style-name="T110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Passive (past/plusquamperfect)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Çuhurretaric diligentqui <text:span text:style-name="T6">informatu içan cen</text:span> demboraren araura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11">Leizarraga, Joanes. 1990 </text:span><text:span text:style-name="T108">[</text:span><text:span text:style-name="T107">1571</text:span><text:span text:style-name="T108">]</text:span><text:span text:style-name="T107">. </text:span><text:span text:style-name="T109">Iesus Christ gure iaunaren testamentu berria, Othoitza ecclesiasticoen forma,Catechismea, Kalendrera, ABC edo christinoen instructionea</text:span><text:span text:style-name="T110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Passive (past/plusquamperfect)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Baina norc perseueraturen baitu finerano, hura </text:span><text:span text:style-name="T21">saluaturen d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11">Leizarraga, Joanes. 1990 </text:span><text:span text:style-name="T108">[</text:span><text:span text:style-name="T107">1571</text:span><text:span text:style-name="T108">]</text:span><text:span text:style-name="T107">. </text:span><text:span text:style-name="T109">Iesus Christ gure iaunaren testamentu berria, Othoitza ecclesiasticoen forma,Catechismea, Kalendrera, ABC edo christinoen instructionea</text:span><text:span text:style-name="T110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Passive (future)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Gobernadorén eta reguén aitzinera </text:span><text:span text:style-name="T21">eramanen çarete</text:span><text:span text:style-name="T32"> ene causaz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11">Leizarraga, Joanes. 1990 </text:span><text:span text:style-name="T108">[</text:span><text:span text:style-name="T107">1571</text:span><text:span text:style-name="T108">]</text:span><text:span text:style-name="T107">. </text:span><text:span text:style-name="T109">Iesus Christ gure iaunaren testamentu berria, Othoitza ecclesiasticoen forma,Catechismea, Kalendrera, ABC edo christinoen instructionea</text:span><text:span text:style-name="T110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Passive (future)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12">Haur gucia eguin içan da Prophetáz erran cena </text:span><text:span text:style-name="T6">compli ledinçát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11">Leizarraga, Joanes. 1990 </text:span><text:span text:style-name="T108">[</text:span><text:span text:style-name="T107">1571</text:span><text:span text:style-name="T108">]</text:span><text:span text:style-name="T107">. </text:span><text:span text:style-name="T109">Iesus Christ gure iaunaren testamentu berria, Othoitza ecclesiasticoen forma,Catechismea, Kalendrera, ABC edo christinoen instructionea</text:span><text:span text:style-name="T110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Impersonal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a nor-ere </text:span><text:span text:style-name="T25">ezpaitzedin eriden</text:span><text:span text:style-name="T24"> vicitzeco liburuän scribaturic, suzco stagnera </text:span><text:span text:style-name="T33">iraitz cedi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11">Leizarraga, Joanes. 1990 </text:span><text:span text:style-name="T108">[</text:span><text:span text:style-name="T107">1571</text:span><text:span text:style-name="T108">]</text:span><text:span text:style-name="T107">. </text:span><text:span text:style-name="T109">Iesus Christ gure iaunaren testamentu berria, Othoitza ecclesiasticoen forma,Catechismea, Kalendrera, ABC edo christinoen instructionea</text:span><text:span text:style-name="T110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Impersonal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34">Cerçaz </text:span><text:span text:style-name="T35">veztituren gara</text:span><text:span text:style-name="T36">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11">Leizarraga, Joanes. 1990 </text:span><text:span text:style-name="T108">[</text:span><text:span text:style-name="T107">1571</text:span><text:span text:style-name="T108">]</text:span><text:span text:style-name="T107">. </text:span><text:span text:style-name="T109">Iesus Christ gure iaunaren testamentu berria, Othoitza ecclesiasticoen forma,Catechismea, Kalendrera, ABC edo christinoen instructionea</text:span><text:span text:style-name="T110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34">Çuec-ere campotic guiçoney </text:span><text:span text:style-name="T35">eracusten çarete </text:span><text:span text:style-name="T34">iusto, baina barnean hypocrisiaz eta iniquitatez betheac 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11">Leizarraga, Joanes. 1990 </text:span><text:span text:style-name="T108">[</text:span><text:span text:style-name="T107">1571</text:span><text:span text:style-name="T108">]</text:span><text:span text:style-name="T107">. </text:span><text:span text:style-name="T109">Iesus Christ gure iaunaren testamentu berria, Othoitza ecclesiasticoen forma,Catechismea, Kalendrera, ABC edo christinoen instructionea</text:span><text:span text:style-name="T110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Ecen eure hitzetaric <text:span text:style-name="T6">iustificaturen aiz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11">Leizarraga, Joanes. 1990 </text:span><text:span text:style-name="T108">[</text:span><text:span text:style-name="T107">1571</text:span><text:span text:style-name="T108">]</text:span><text:span text:style-name="T107">. </text:span><text:span text:style-name="T109">Iesus Christ gure iaunaren testamentu berria, Othoitza ecclesiasticoen forma,Catechismea, Kalendrera, ABC edo christinoen instructionea</text:span><text:span text:style-name="T110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Gu gucioc haren verthute <text:span text:style-name="T12">gutan</text:span> habitatzen denaz <text:span text:style-name="T6">substãtiatzen</text:span> eta conseruatzen <text:span text:style-name="T6">garen</text:span> becembatean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11">Leizarraga, Joanes. 1990 </text:span><text:span text:style-name="T108">[</text:span><text:span text:style-name="T107">1571</text:span><text:span text:style-name="T108">]</text:span><text:span text:style-name="T107">. </text:span><text:span text:style-name="T109">Iesus Christ gure iaunaren testamentu berria, Othoitza ecclesiasticoen forma,Catechismea, Kalendrera, ABC edo christinoen instructionea</text:span><text:span text:style-name="T110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37">Gu gucioc haren verthute gutan habitatzen denaz substãtiatzen eta </text:span><text:span text:style-name="T38">conseruatzen</text:span><text:span text:style-name="T39"> </text:span><text:span text:style-name="T38">garen</text:span><text:span text:style-name="T39"> becembatea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11">Leizarraga, Joanes. 1990 </text:span><text:span text:style-name="T108">[</text:span><text:span text:style-name="T107">1571</text:span><text:span text:style-name="T108">]</text:span><text:span text:style-name="T107">. </text:span><text:span text:style-name="T109">Iesus Christ gure iaunaren testamentu berria, Othoitza ecclesiasticoen forma,Catechismea, Kalendrera, ABC edo christinoen instructionea</text:span><text:span text:style-name="T110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Hebraicoa ala grecoa, frencesa ala latina igorten çayona eguiazco confidançarequin recebituren duenic, ez </text:span><text:span text:style-name="T19">presentatzen çayona</text:span><text:span text:style-name="T20"> bessarcaturẽ dueni batre ezt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11">Leizarraga, Joanes. 1990 </text:span><text:span text:style-name="T108">[</text:span><text:span text:style-name="T107">1571</text:span><text:span text:style-name="T108">]</text:span><text:span text:style-name="T107">. </text:span><text:span text:style-name="T109">Iesus Christ gure iaunaren testamentu berria, Othoitza ecclesiasticoen forma,Catechismea, Kalendrera, ABC edo christinoen instructionea</text:span><text:span text:style-name="T110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Iaincoa bethi eçagutzera </text:span><text:span text:style-name="T19">eman içan da</text:span><text:span text:style-name="T20"> eta contemplatzer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11">Leizarraga, Joanes. 1990 </text:span><text:span text:style-name="T108">[</text:span><text:span text:style-name="T107">1571</text:span><text:span text:style-name="T108">]</text:span><text:span text:style-name="T107">. </text:span><text:span text:style-name="T109">Iesus Christ gure iaunaren testamentu berria, Othoitza ecclesiasticoen forma,Catechismea, Kalendrera, ABC edo christinoen instructionea</text:span><text:span text:style-name="T110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Ecẽ ez bi beguiac dituala suco gehennara </text:span><text:span text:style-name="T19">iraitz adi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11">Leizarraga, Joanes. 1990 </text:span><text:span text:style-name="T108">[</text:span><text:span text:style-name="T107">1571</text:span><text:span text:style-name="T108">]</text:span><text:span text:style-name="T107">. </text:span><text:span text:style-name="T109">Iesus Christ gure iaunaren testamentu berria, Othoitza ecclesiasticoen forma,Catechismea, Kalendrera, ABC edo christinoen instructionea</text:span><text:span text:style-name="T110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Eta contu eguiten hassi cenean,</text:span><text:span text:style-name="T40"> </text:span><text:span text:style-name="T19">presenta cequión</text:span><text:span text:style-name="T20"> bat, hamar-milla talent hari çor ceraucanic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11">Leizarraga, Joanes. 1990 </text:span><text:span text:style-name="T108">[</text:span><text:span text:style-name="T107">1571</text:span><text:span text:style-name="T108">]</text:span><text:span text:style-name="T107">. </text:span><text:span text:style-name="T109">Iesus Christ gure iaunaren testamentu berria, Othoitza ecclesiasticoen forma,Catechismea, Kalendrera, ABC edo christinoen instructionea</text:span><text:span text:style-name="T110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Nor da beraz </text:span><text:span text:style-name="T19">salua ahal daitenic</text:span><text:span text:style-name="T20">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11">Leizarraga, Joanes. 1990 </text:span><text:span text:style-name="T108">[</text:span><text:span text:style-name="T107">1571</text:span><text:span text:style-name="T108">]</text:span><text:span text:style-name="T107">. </text:span><text:span text:style-name="T109">Iesus Christ gure iaunaren testamentu berria, Othoitza ecclesiasticoen forma,Catechismea, Kalendrera, ABC edo christinoen instructionea</text:span><text:span text:style-name="T110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verb root + <text:span text:style-name="T54">ahal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Baina ohá, eta </text:span><text:span text:style-name="T21">eracuts aquio</text:span><text:span text:style-name="T32"> sacrificadoreari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11">Leizarraga, Joanes. 1990 </text:span><text:span text:style-name="T108">[</text:span><text:span text:style-name="T107">1571</text:span><text:span text:style-name="T108">]</text:span><text:span text:style-name="T107">. </text:span><text:span text:style-name="T109">Iesus Christ gure iaunaren testamentu berria, Othoitza ecclesiasticoen forma,Catechismea, Kalendrera, ABC edo christinoen instructionea</text:span><text:span text:style-name="T110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Behar da anhitz suffri deçan, eta ezdeusetan </text:span><text:span text:style-name="T21">eduqui dadi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11">Leizarraga, Joanes. 1990 </text:span><text:span text:style-name="T108">[</text:span><text:span text:style-name="T107">1571</text:span><text:span text:style-name="T108">]</text:span><text:span text:style-name="T107">. </text:span><text:span text:style-name="T109">Iesus Christ gure iaunaren testamentu berria, Othoitza ecclesiasticoen forma,Catechismea, Kalendrera, ABC edo christinoen instructionea</text:span><text:span text:style-name="T110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Eta çuec campora </text:span><text:span text:style-name="T21">iraizten çarete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11">Leizarraga, Joanes. 1990 </text:span><text:span text:style-name="T108">[</text:span><text:span text:style-name="T107">1571</text:span><text:span text:style-name="T108">]</text:span><text:span text:style-name="T107">. </text:span><text:span text:style-name="T109">Iesus Christ gure iaunaren testamentu berria, Othoitza ecclesiasticoen forma,Catechismea, Kalendrera, ABC edo christinoen instructionea</text:span><text:span text:style-name="T110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Ala çuec-ere haren discipulu </text:span><text:span text:style-name="T25">eguin nahi çarete</text:span><text:span text:style-name="T26">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11">Leizarraga, Joanes. 1990 </text:span><text:span text:style-name="T108">[</text:span><text:span text:style-name="T107">1571</text:span><text:span text:style-name="T108">]</text:span><text:span text:style-name="T107">. </text:span><text:span text:style-name="T109">Iesus Christ gure iaunaren testamentu berria, Othoitza ecclesiasticoen forma,Catechismea, Kalendrera, ABC edo christinoen instructionea</text:span><text:span text:style-name="T110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verb root + <text:span text:style-name="T54">nahi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3">Haur cen ia heren aldia Iesus bere discipuluey </text:span><text:span text:style-name="T41">manifestatu içan çayen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11">Leizarraga, Joanes. 1990 </text:span><text:span text:style-name="T108">[</text:span><text:span text:style-name="T107">1571</text:span><text:span text:style-name="T108">]</text:span><text:span text:style-name="T107">. </text:span><text:span text:style-name="T109">Iesus Christ gure iaunaren testamentu berria, Othoitza ecclesiasticoen forma,Catechismea, Kalendrera, ABC edo christinoen instructionea</text:span><text:span text:style-name="T110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Aingueru berroan </text:span><text:span text:style-name="T25">aguertu içan çayonaren</text:span><text:span text:style-name="T26"> escuz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11">Leizarraga, Joanes. 1990 </text:span><text:span text:style-name="T108">[</text:span><text:span text:style-name="T107">1571</text:span><text:span text:style-name="T108">]</text:span><text:span text:style-name="T107">. </text:span><text:span text:style-name="T109">Iesus Christ gure iaunaren testamentu berria, Othoitza ecclesiasticoen forma,Catechismea, Kalendrera, ABC edo christinoen instructionea</text:span><text:span text:style-name="T110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Handic embarca citecen Antiochera, nondic </text:span><text:span text:style-name="T25">gommendatu içan baitziraden</text:span><text:span text:style-name="T26"> iaincoaren gratiari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11">Leizarraga, Joanes. 1990 </text:span><text:span text:style-name="T108">[</text:span><text:span text:style-name="T107">1571</text:span><text:span text:style-name="T108">]</text:span><text:span text:style-name="T107">. </text:span><text:span text:style-name="T109">Iesus Christ gure iaunaren testamentu berria, Othoitza ecclesiasticoen forma,Catechismea, Kalendrera, ABC edo christinoen instructionea</text:span><text:span text:style-name="T110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Çuen legueaz ceuroc ikussiren duçue ecen gauça horién iuge ni </text:span><text:span text:style-name="T33">ez</text:span><text:span text:style-name="T42"> naiz nahi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11">Leizarraga, Joanes. 1990 </text:span><text:span text:style-name="T108">[</text:span><text:span text:style-name="T107">1571</text:span><text:span text:style-name="T108">]</text:span><text:span text:style-name="T107">. </text:span><text:span text:style-name="T109">Iesus Christ gure iaunaren testamentu berria, Othoitza ecclesiasticoen forma,Catechismea, Kalendrera, ABC edo christinoen instructionea</text:span><text:span text:style-name="T110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<text:span text:style-name="T54">nahi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z hi solament, baina ni egun ençuten nauten guciac-ere </text:span><text:span text:style-name="T25">eguin cindeizten</text:span><text:span text:style-name="T26"> halaco, nolaco ni bainaiz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11">Leizarraga, Joanes. 1990 </text:span><text:span text:style-name="T108">[</text:span><text:span text:style-name="T107">1571</text:span><text:span text:style-name="T108">]</text:span><text:span text:style-name="T107">. </text:span><text:span text:style-name="T109">Iesus Christ gure iaunaren testamentu berria, Othoitza ecclesiasticoen forma,Catechismea, Kalendrera, ABC edo christinoen instructionea</text:span><text:span text:style-name="T110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a halaco gauça cinetén batzu: baina </text:span><text:span text:style-name="T25">ikuci 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11">Leizarraga, Joanes. 1990 </text:span><text:span text:style-name="T108">[</text:span><text:span text:style-name="T107">1571</text:span><text:span text:style-name="T108">]</text:span><text:span text:style-name="T107">. </text:span><text:span text:style-name="T109">Iesus Christ gure iaunaren testamentu berria, Othoitza ecclesiasticoen forma,Catechismea, Kalendrera, ABC edo christinoen instructionea</text:span><text:span text:style-name="T110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Eta </text:span><text:span text:style-name="T21">eguin içan natzaye</text:span><text:span text:style-name="T32"> iuduey iudu beçala, iuduac irabaz ditzadençát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11">Leizarraga, Joanes. 1990 </text:span><text:span text:style-name="T108">[</text:span><text:span text:style-name="T107">1571</text:span><text:span text:style-name="T108">]</text:span><text:span text:style-name="T107">. </text:span><text:span text:style-name="T109">Iesus Christ gure iaunaren testamentu berria, Othoitza ecclesiasticoen forma,Catechismea, Kalendrera, ABC edo christinoen instructionea</text:span><text:span text:style-name="T110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2">Eguin naiz</text:span><text:span text:style-name="T23"> cobre soinu eguiten duenaren, edo cymbala dindatzen duenaren par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11">Leizarraga, Joanes. 1990 </text:span><text:span text:style-name="T108">[</text:span><text:span text:style-name="T107">1571</text:span><text:span text:style-name="T108">]</text:span><text:span text:style-name="T107">. </text:span><text:span text:style-name="T109">Iesus Christ gure iaunaren testamentu berria, Othoitza ecclesiasticoen forma,Catechismea, Kalendrera, ABC edo christinoen instructionea</text:span><text:span text:style-name="T110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43">Behartzen gara</text:span><text:span text:style-name="T24">, baina ez </text:span><text:span text:style-name="T25">vtzite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11">Leizarraga, Joanes. 1990 </text:span><text:span text:style-name="T108">[</text:span><text:span text:style-name="T107">1571</text:span><text:span text:style-name="T108">]</text:span><text:span text:style-name="T107">. </text:span><text:span text:style-name="T109">Iesus Christ gure iaunaren testamentu berria, Othoitza ecclesiasticoen forma,Catechismea, Kalendrera, ABC edo christinoen instructionea</text:span><text:span text:style-name="T110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Eta </text:span><text:span text:style-name="T21">beguiratu içan naiz</text:span><text:span text:style-name="T18"> eta </text:span><text:span text:style-name="T21">beguiraturen</text:span><text:span text:style-name="T32"> deusetan-ere çuen carga içatetic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11">Leizarraga, Joanes. 1990 </text:span><text:span text:style-name="T108">[</text:span><text:span text:style-name="T107">1571</text:span><text:span text:style-name="T108">]</text:span><text:span text:style-name="T107">. </text:span><text:span text:style-name="T109">Iesus Christ gure iaunaren testamentu berria, Othoitza ecclesiasticoen forma,Catechismea, Kalendrera, ABC edo christinoen instructionea</text:span><text:span text:style-name="T110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say </text:span><text:span text:style-name="T25">eguin natzaiçue</text:span><text:span text:style-name="T26"> eguia erraiten drauçuedanean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11">Leizarraga, Joanes. 1990 </text:span><text:span text:style-name="T108">[</text:span><text:span text:style-name="T107">1571</text:span><text:span text:style-name="T108">]</text:span><text:span text:style-name="T107">. </text:span><text:span text:style-name="T109">Iesus Christ gure iaunaren testamentu berria, Othoitza ecclesiasticoen forma,Catechismea, Kalendrera, ABC edo christinoen instructionea</text:span><text:span text:style-name="T110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Nor-ere </text:span><text:span text:style-name="T21">nahi baitirade</text:span><text:span text:style-name="T18"> apparent </text:span><text:span text:style-name="T21">eracutsi</text:span><text:span text:style-name="T32"> haraguia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11">Leizarraga, Joanes. 1990 </text:span><text:span text:style-name="T108">[</text:span><text:span text:style-name="T107">1571</text:span><text:span text:style-name="T108">]</text:span><text:span text:style-name="T107">. </text:span><text:span text:style-name="T109">Iesus Christ gure iaunaren testamentu berria, Othoitza ecclesiasticoen forma,Catechismea, Kalendrera, ABC edo christinoen instructionea</text:span><text:span text:style-name="T110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54">nahi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Çuec-ere gure imitaçale </text:span><text:span text:style-name="T25">eguin içan 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11">Leizarraga, Joanes. 1990 </text:span><text:span text:style-name="T108">[</text:span><text:span text:style-name="T107">1571</text:span><text:span text:style-name="T108">]</text:span><text:span text:style-name="T107">. </text:span><text:span text:style-name="T109">Iesus Christ gure iaunaren testamentu berria, Othoitza ecclesiasticoen forma,Catechismea, Kalendrera, ABC edo christinoen instructionea</text:span><text:span text:style-name="T110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cen çuec, anayeác, imitaçale </text:span><text:span text:style-name="T25">eguin içan çarete</text:span><text:span text:style-name="T26"> iaincoaren eliça Iudean diradenén Iesus Christea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11">Leizarraga, Joanes. 1990 </text:span><text:span text:style-name="T108">[</text:span><text:span text:style-name="T107">1571</text:span><text:span text:style-name="T108">]</text:span><text:span text:style-name="T107">. </text:span><text:span text:style-name="T109">Iesus Christ gure iaunaren testamentu berria, Othoitza ecclesiasticoen forma,Catechismea, Kalendrera, ABC edo christinoen instructionea</text:span><text:span text:style-name="T110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a baldin iustoa nequez </text:span><text:span text:style-name="T25">saluatzen bada</text:span><text:span text:style-name="T26">, infidela eta bekatorea non comparituren da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11">Leizarraga, Joanes. 1990 </text:span><text:span text:style-name="T108">[</text:span><text:span text:style-name="T107">1571</text:span><text:span text:style-name="T108">]</text:span><text:span text:style-name="T107">. </text:span><text:span text:style-name="T109">Iesus Christ gure iaunaren testamentu berria, Othoitza ecclesiasticoen forma,Catechismea, Kalendrera, ABC edo christinoen instructionea</text:span><text:span text:style-name="T110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a experimentatu dituán apostolu </text:span><text:span text:style-name="T25">erraiten diradenac</text:span><text:span text:style-name="T26"> eta ezpaitirad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11">Leizarraga, Joanes. 1990 </text:span><text:span text:style-name="T108">[</text:span><text:span text:style-name="T107">1571</text:span><text:span text:style-name="T108">]</text:span><text:span text:style-name="T107">. </text:span><text:span text:style-name="T109">Iesus Christ gure iaunaren testamentu berria, Othoitza ecclesiasticoen forma,Catechismea, Kalendrera, ABC edo christinoen instructionea</text:span><text:span text:style-name="T110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a nor-ere </text:span><text:span text:style-name="T33">ezpaitzedin eriden</text:span><text:span text:style-name="T24"> vicitzeco liburuän scribaturic, suzco stagnera </text:span><text:span text:style-name="T25">iraitz cedi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11">Leizarraga, Joanes. 1990 </text:span><text:span text:style-name="T108">[</text:span><text:span text:style-name="T107">1571</text:span><text:span text:style-name="T108">]</text:span><text:span text:style-name="T107">. </text:span><text:span text:style-name="T109">Iesus Christ gure iaunaren testamentu berria, Othoitza ecclesiasticoen forma,Catechismea, Kalendrera, ABC edo christinoen instructionea</text:span><text:span text:style-name="T110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Orhe berri </text:span><text:span text:style-name="T25">eguin behar gar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11">Leizarraga, Joanes. 1990 </text:span><text:span text:style-name="T108">[</text:span><text:span text:style-name="T107">1571</text:span><text:span text:style-name="T108">]</text:span><text:span text:style-name="T107">. </text:span><text:span text:style-name="T109">Iesus Christ gure iaunaren testamentu berria, Othoitza ecclesiasticoen forma,Catechismea, Kalendrera, ABC edo christinoen instructionea</text:span><text:span text:style-name="T110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54">behar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Hunen iainco eta saluadore </text:span><text:span text:style-name="T25">eracusten</text:span><text:span text:style-name="T24"> eta </text:span><text:span text:style-name="T25">declaratzen aice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11">Leizarraga, Joanes. 1990 </text:span><text:span text:style-name="T108">[</text:span><text:span text:style-name="T107">1571</text:span><text:span text:style-name="T108">]</text:span><text:span text:style-name="T107">. </text:span><text:span text:style-name="T109">Iesus Christ gure iaunaren testamentu berria, Othoitza ecclesiasticoen forma,Catechismea, Kalendrera, ABC edo christinoen instructionea</text:span><text:span text:style-name="T110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Raçoin da gu-ere haren populu eguiazco eta obedient </text:span><text:span text:style-name="T25">eracuts gaitece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11">Leizarraga, Joanes. 1990 </text:span><text:span text:style-name="T108">[</text:span><text:span text:style-name="T107">1571</text:span><text:span text:style-name="T108">]</text:span><text:span text:style-name="T107">. </text:span><text:span text:style-name="T109">Iesus Christ gure iaunaren testamentu berria, Othoitza ecclesiasticoen forma,Catechismea, Kalendrera, ABC edo christinoen instructionea</text:span><text:span text:style-name="T110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Baldin haren hirá gure gainera erekarri nahi ezpadugu, hartaric </text:span><text:span text:style-name="T25">beguiratu behar gare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11">Leizarraga, Joanes. 1990 </text:span><text:span text:style-name="T108">[</text:span><text:span text:style-name="T107">1571</text:span><text:span text:style-name="T108">]</text:span><text:span text:style-name="T107">. </text:span><text:span text:style-name="T109">Iesus Christ gure iaunaren testamentu berria, Othoitza ecclesiasticoen forma,Catechismea, Kalendrera, ABC edo christinoen instructionea</text:span><text:span text:style-name="T110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54">behar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E[rrodrig]o Çarateco selan <text:span text:style-name="T6">engana sindean</text:span> jaun Juane Abendañocogas gudua ar çensanean</text:p>
          </table:table-cell>
          <table:table-cell table:style-name="ce8" office:value-type="string" calcext:value-type="string">
            <text:p>Ibargüen-Cachopín chronicle (1588)</text:p>
          </table:table-cell>
          <table:table-cell table:style-name="ce47" office:value-type="string" calcext:value-type="string">
            <text:p><text:span text:style-name="T71">Arriolabengoa, Julen. 2006. </text:span><text:span text:style-name="T112">Ibarguen-Cachopín kronika: Edizioa eta azterketa</text:span><text:span text:style-name="T71">. Vitoria-Gasteiz: University of the Basque Country PhD dissertation.</text:span></text:p>
          </table:table-cell>
          <table:table-cell table:style-name="ce9" office:value-type="string" calcext:value-type="string">
            <text:p>Chronicle</text:p>
          </table:table-cell>
          <table:table-cell table:style-name="ce13"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44">Hora il daguien mendian Guiçona </text:span><text:span text:style-name="T45">idoro</text:span><text:span text:style-name="T46"> ez </text:span><text:span text:style-name="T45">didila</text:span></text:p>
          </table:table-cell>
          <table:table-cell table:style-name="ce8" office:value-type="string" calcext:value-type="string">
            <text:p>Garibai’s proverbs (1592)</text:p>
          </table:table-cell>
          <table:table-cell table:style-name="ce47" office:value-type="string" calcext:value-type="string">
            <text:p><text:span text:style-name="T113">Urkixo, Julio. 1919. </text:span><text:span text:style-name="T114">El refranero vasco</text:span><text:span text:style-name="T113">, vol. I: </text:span><text:span text:style-name="T114">Los refranes de Garibay</text:span><text:span text:style-name="T113">. Donostia/San Sebastián: Imprenta de Martín, Mena y Compañía.</text:span></text:p>
          </table:table-cell>
          <table:table-cell table:style-name="ce9" office:value-type="string" calcext:value-type="string">
            <text:p>Proverbs</text:p>
          </table:table-cell>
          <table:table-cell table:style-name="ce13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Sinistetandot <text:span text:style-name="T13">[…]</text:span> gueure Iaunag<text:span text:style-name="T31">â, zeyna </text:span><text:span text:style-name="T47">izançan concebidua</text:span><text:span text:style-name="T31"> Espiritu Santuen obraz</text:span></text:p>
          </table:table-cell>
          <table:table-cell table:style-name="ce7" office:value-type="string" calcext:value-type="string">
            <text:p><text:span text:style-name="T13">Betolatza’s </text:span>Doctrina christiana<text:span text:style-name="T13"> (1596)</text:span></text:p>
          </table:table-cell>
          <table:table-cell table:style-name="ce12" office:value-type="string" calcext:value-type="string">
            <text:p><text:span text:style-name="T14">Arana-Martija, Jose A. 1986. </text:span><text:span text:style-name="T115">Betolazaren “Doctrina christiana”. </text:span><text:span text:style-name="T116">Euskera</text:span><text:span text:style-name="T115"> 31(2). 505-526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-<text:span text:style-name="T54">a</text:span>(<text:span text:style-name="T54">k</text:span>)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6">Yzançan</text:span> <text:span text:style-name="T6">cruficicadua</text:span>, <text:span text:style-name="T6">hila</text:span> eta <text:span text:style-name="T6">sepultadua</text:span></text:p>
          </table:table-cell>
          <table:table-cell table:style-name="ce7" office:value-type="string" calcext:value-type="string">
            <text:p><text:span text:style-name="T13">Betolatza’s </text:span>Doctrina christiana<text:span text:style-name="T13"> (1596)</text:span></text:p>
          </table:table-cell>
          <table:table-cell table:style-name="ce12" office:value-type="string" calcext:value-type="string">
            <text:p><text:span text:style-name="T14">Arana-Martija, Jose A. 1986. </text:span><text:span text:style-name="T115">Betolazaren “Doctrina christiana”. </text:span><text:span text:style-name="T116">Euskera</text:span><text:span text:style-name="T115"> 31(2). 505-526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-<text:span text:style-name="T54">a</text:span>(<text:span text:style-name="T54">k</text:span>)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Lelengoa, sinistetea Iesu-Christo gure Iauna Guiçonzan partez <text:span text:style-name="T6">concebidua yzançala</text:span> Espiritu Santuen obraz</text:p>
          </table:table-cell>
          <table:table-cell table:style-name="ce7" office:value-type="string" calcext:value-type="string">
            <text:p><text:span text:style-name="T13">Betolatza’s </text:span>Doctrina christiana<text:span text:style-name="T13"> (1596)</text:span></text:p>
          </table:table-cell>
          <table:table-cell table:style-name="ce12" office:value-type="string" calcext:value-type="string">
            <text:p><text:span text:style-name="T14">Arana-Martija, Jose A. 1986. </text:span><text:span text:style-name="T115">Betolazaren “Doctrina christiana”. </text:span><text:span text:style-name="T116">Euskera</text:span><text:span text:style-name="T115"> 31(2). 505-526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-<text:span text:style-name="T54">a</text:span>(<text:span text:style-name="T54">k</text:span>)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Gassoto yrabacia yrachoen da <text:span text:style-name="T6">yracia</text:span></text:p>
          </table:table-cell>
          <table:table-cell table:style-name="ce7" office:value-type="string" calcext:value-type="string">
            <text:p>Refranes y sentencias<text:span text:style-name="T13"> (1596)</text:span></text:p>
          </table:table-cell>
          <table:table-cell table:style-name="ce10" office:value-type="string" calcext:value-type="string">
            <text:p><text:span text:style-name="T117">Lakarra, Joseba A. 1996. </text:span><text:span text:style-name="T118">Refranes y sentencias (1596): Ikerketak eta edizioa</text:span><text:span text:style-name="T117">. Bilbo/Bilba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on-finite passive participle</text:p>
          </table:table-cell>
          <table:table-cell office:value-type="string" calcext:value-type="string">
            <text:p>[passive participle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34">Edo eguiaz nay guzurraz, </text:span><text:span text:style-name="T35">elicatuco nays</text:span></text:p>
          </table:table-cell>
          <table:table-cell table:style-name="ce7" office:value-type="string" calcext:value-type="string">
            <text:p>Refranes y sentencias<text:span text:style-name="T13"> (1596)</text:span></text:p>
          </table:table-cell>
          <table:table-cell table:style-name="ce10" office:value-type="string" calcext:value-type="string">
            <text:p><text:span text:style-name="T117">Lakarra, Joseba A. 1996. </text:span><text:span text:style-name="T118">Refranes y sentencias (1596): Ikerketak eta edizioa</text:span><text:span text:style-name="T117">. Bilbo/Bilba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13" office:value-type="string" calcext:value-type="string">
            <text:p><text:span text:style-name="T48">Azo </text:span><text:span text:style-name="T49">bardindu nax</text:span><text:span text:style-name="T50">, nox dot vrtea?</text:span></text:p>
          </table:table-cell>
          <table:table-cell table:style-name="ce7" office:value-type="string" calcext:value-type="string">
            <text:p>Refranes y sentencias<text:span text:style-name="T13"> (1596)</text:span></text:p>
          </table:table-cell>
          <table:table-cell table:style-name="ce10" office:value-type="string" calcext:value-type="string">
            <text:p><text:span text:style-name="T117">Lakarra, Joseba A. 1996. </text:span><text:span text:style-name="T118">Refranes y sentencias (1596): Ikerketak eta edizioa</text:span><text:span text:style-name="T117">. Bilbo/Bilba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51">Ezavn adi</text:span><text:span text:style-name="T52"> ta ajate ondo bici</text:span></text:p>
          </table:table-cell>
          <table:table-cell table:style-name="ce7" office:value-type="string" calcext:value-type="string">
            <text:p>Refranes y sentencias<text:span text:style-name="T13"> (1596)</text:span></text:p>
          </table:table-cell>
          <table:table-cell table:style-name="ce10" office:value-type="string" calcext:value-type="string">
            <text:p><text:span text:style-name="T117">Lakarra, Joseba A. 1996. </text:span><text:span text:style-name="T118">Refranes y sentencias (1596): Ikerketak eta edizioa</text:span><text:span text:style-name="T117">. Bilbo/Bilba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51">Necateã dana</text:span><text:span text:style-name="T52">, marraac ditu</text:span></text:p>
          </table:table-cell>
          <table:table-cell table:style-name="ce7" office:value-type="string" calcext:value-type="string">
            <text:p>Refranes y sentencias<text:span text:style-name="T13"> (1596)</text:span></text:p>
          </table:table-cell>
          <table:table-cell table:style-name="ce10" office:value-type="string" calcext:value-type="string">
            <text:p><text:span text:style-name="T117">Lakarra, Joseba A. 1996. </text:span><text:span text:style-name="T118">Refranes y sentencias (1596): Ikerketak eta edizioa</text:span><text:span text:style-name="T117">. Bilbo/Bilba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Anticausat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7">Jayncoa laudatu dela gure errian espaytugu pendenciaric eliçaco gauzaetan baycicaçarrenac çarraynchu Eta </text:span><text:span text:style-name="T8">ofraçen baicara</text:span><text:span text:style-name="T7">.</text:span></text:p>
          </table:table-cell>
          <table:table-cell table:style-name="ce19" office:value-type="string" calcext:value-type="string">
            <text:p>Iraizotz court transcript (1597)</text:p>
          </table:table-cell>
          <table:table-cell office:value-type="string" calcext:value-type="string">
            <text:p>Reguero, Urtzi. 2019. <text:span text:style-name="T54">Filologiatik dialektologiara Nafarroako euskarazko testu zaharretan barrena (1416-1750)</text:span>. Bilbo/Bilbao: University of the Basque Country.</text:p>
          </table:table-cell>
          <table:table-cell office:value-type="string" calcext:value-type="string">
            <text:p>Court transcripts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6">Conçebitu ninçan</text:span> maldadeetam</text:p>
          </table:table-cell>
          <table:table-cell office:value-type="string" calcext:value-type="string">
            <text:p><text:span text:style-name="T54">Miserere mei</text:span> psalm (16th c.)</text:p>
          </table:table-cell>
          <table:table-cell office:value-type="string" calcext:value-type="string">
            <text:p>Akesolo, luis. 1982. Amaseigarren mendeko euskarazko Miserere bat. <text:span text:style-name="T54">Karmel</text:span> 166, 37<text:span text:style-name="T119">‒47.</text:span></text:p>
          </table:table-cell>
          <table:table-cell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1" office:value-type="string" calcext:value-type="string">
            <text:p><text:span text:style-name="T53">Jusga</text:span><text:span text:style-name="T54"> </text:span><text:span text:style-name="T53">çinçaenac</text:span><text:span text:style-name="T55"> vençutu çinçan</text:span></text:p>
          </table:table-cell>
          <table:table-cell office:value-type="string" calcext:value-type="string">
            <text:p><text:span text:style-name="T54">Miserere mei</text:span> psalm (16th c.)</text:p>
          </table:table-cell>
          <table:table-cell office:value-type="string" calcext:value-type="string">
            <text:p>Akesolo, luis. 1982. Amaseigarren mendeko euskarazko Miserere bat. <text:span text:style-name="T54">Karmel</text:span> 166, 37<text:span text:style-name="T119">‒47.</text:span></text:p>
          </table:table-cell>
          <table:table-cell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verb root + *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5" office:value-type="string" calcext:value-type="string">
            <text:p>Ni certaco jayo ninzan? <text:span text:style-name="T6">Salva nendin</text:span></text:p>
          </table:table-cell>
          <table:table-cell office:value-type="string" calcext:value-type="string">
            <text:p>Miguel Sueskun’s poem (ca. 1600)</text:p>
          </table:table-cell>
          <table:table-cell office:value-type="string" calcext:value-type="string">
            <text:p>Mitxelena, Koldo. 1990. <text:span text:style-name="T54">Textos arcaicos vascos</text:span>. Donostia/San Sebastián: Gipuzkoan Provincial Council, University of the Basque Country.</text:p>
          </table:table-cell>
          <table:table-cell office:value-type="string" calcext:value-type="string">
            <text:p>Secular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5" office:value-type="string" calcext:value-type="string">
            <text:p>Jaincoa ez nezan icus, <text:span text:style-name="T6">condena</text:span> al <text:span text:style-name="T6">nendin</text:span>, gauza tristea lizate; ordea, badate</text:p>
          </table:table-cell>
          <table:table-cell office:value-type="string" calcext:value-type="string">
            <text:p>Miguel Sueskun’s poem (ca. 1600)</text:p>
          </table:table-cell>
          <table:table-cell office:value-type="string" calcext:value-type="string">
            <text:p>Mitxelena, Koldo. 1990. <text:span text:style-name="T54">Textos arcaicos vascos</text:span>. Donostia/San Sebastián: Gipuzkoan Provincial Council, University of the Basque Country.</text:p>
          </table:table-cell>
          <table:table-cell office:value-type="string" calcext:value-type="string">
            <text:p>Secular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Oy çatoz, çatoz neuronen <text:span text:style-name="T6">escojiduac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on-finite passive participle</text:p>
          </table:table-cell>
          <table:table-cell office:value-type="string" calcext:value-type="string">
            <text:p>[passive participle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Oyta goacen, ene <text:span text:style-name="T6">bedeicatuac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on-finite passive participle</text:p>
          </table:table-cell>
          <table:table-cell office:value-type="string" calcext:value-type="string">
            <text:p>[passive participle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Dirurren <text:span text:style-name="T6">saldu ninçan</text:span> esclabea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Silvero, bada, obato <text:span text:style-name="T6">erregidu</text:span> cegati <text:span text:style-name="T6">çan</text:span>, eseco andreac aguindu eusan Silviari <text:span text:style-name="T13">[…]</text:span> eugui leguiala utra contu andia Silvero erregieteaz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Oy, Sirena, çeñaen beguioc <text:span text:style-name="T6">direan</text:span> norteagaz <text:span text:style-name="T6">conparaduac</text:span>!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-<text:span text:style-name="T54">a</text:span><text:span text:style-name="T13">(</text:span><text:span text:style-name="T54">k</text:span><text:span text:style-name="T13">)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Cegaiti <text:span text:style-name="T6">çan</text:span> utra <text:span text:style-name="T6">queridua</text:span> bere ugaçabaren esean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-<text:span text:style-name="T54">a</text:span><text:span text:style-name="T13">(</text:span><text:span text:style-name="T54">k</text:span><text:span text:style-name="T13">)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Ene parteti <text:span text:style-name="T6">içango çara</text:span> justiciara <text:span text:style-name="T6">citadu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Nic çu andiro laztan içana an <text:span text:style-name="T6">içango da probadu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Denpora baten <text:span text:style-name="T6">içan ninçan</text:span> amore minez <text:span text:style-name="T6">tentadu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-<text:span text:style-name="T54">a</text:span>(<text:span text:style-name="T54">k</text:span>)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Neure aragui gaxtoaganic <text:span text:style-name="T6">içan ninçan</text:span> ni <text:span text:style-name="T6">tentadu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-<text:span text:style-name="T54">a</text:span>(<text:span text:style-name="T54">k</text:span>)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Laztanagana oy <text:span text:style-name="T6">içan ninçan</text:span> us eguin baga <text:span text:style-name="T6">guiadu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-<text:span text:style-name="T54">a</text:span>(<text:span text:style-name="T54">k</text:span>)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Espilu artan <text:span text:style-name="T6">mira çatez</text:span>, nescame engañadea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Deo graciaz, çu, <text:span text:style-name="T6">açota çatez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33" office:value-type="string" calcext:value-type="string">
            <text:p><text:span text:style-name="T56">Çuen causaz arçaiten dogun azquero, çuec bere </text:span><text:span text:style-name="T57">libertaduco çar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4" office:value-type="string" calcext:value-type="string">
            <text:p><text:span text:style-name="T58">Espilu arrtan </text:span><text:span text:style-name="T59">mira çatez </text:span><text:span text:style-name="T60">nescame engañade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5" office:value-type="string" calcext:value-type="string">
            <text:p>Céru eta lúr betatçén du áren górputz sanduác, badaríc<text:span text:style-name="T6"> emáten çáygu</text:span> ósoric ámen batean</text:p>
          </table:table-cell>
          <table:table-cell table:style-name="ce19" office:value-type="string" calcext:value-type="string">
            <text:p>Pedro Ezkurra’s poem (1609)</text:p>
          </table:table-cell>
          <table:table-cell office:value-type="string" calcext:value-type="string">
            <text:p>Reguero, Urtzi. 2019. <text:span text:style-name="T54">Filologiatik dialektologiara Nafarroako euskarazko testu zaharretan barrena (1416-1750)</text:span>. Bilbo/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5" office:value-type="string" calcext:value-type="string">
            <text:p>Egun Jáyncoa Jáyncoagátic guiçonári <text:span text:style-name="T6">ematen dá</text:span></text:p>
          </table:table-cell>
          <table:table-cell table:style-name="ce19" office:value-type="string" calcext:value-type="string">
            <text:p>Pedro Ezkurra’s poem (1609)</text:p>
          </table:table-cell>
          <table:table-cell office:value-type="string" calcext:value-type="string">
            <text:p>Reguero, Urtzi. 2019. <text:span text:style-name="T54">Filologiatik dialektologiara Nafarroako euskarazko testu zaharretan barrena (1416-1750)</text:span>. Bilbo/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5" office:value-type="string" calcext:value-type="string">
            <text:p><text:span text:style-name="T54">Nafarroco visorey jauna</text:span><text:span text:style-name="T13">[</text:span><text:span text:style-name="T54">c</text:span><text:span text:style-name="T13">]</text:span><text:span text:style-name="T54"> eta Corte eta Conselluan </text:span><text:span text:style-name="T53">vear</text:span><text:span text:style-name="T54"> </text:span><text:span text:style-name="T53">çuen juzgatu</text:span><text:span text:style-name="T55"> eta ez çuen governadorec eta juezec</text:span></text:p>
          </table:table-cell>
          <table:table-cell table:style-name="ce13" office:value-type="string" calcext:value-type="string">
            <text:p>Etxart-Ros letters (1616<text:span text:style-name="T102">–</text:span>1617)</text:p>
          </table:table-cell>
          <table:table-cell table:style-name="ce47" office:value-type="string" calcext:value-type="string">
            <text:p><text:span text:style-name="T14">Lakarra, Joseba A., Gidor Bilbao &amp; Céline Mounole. Forthcoming. </text:span><text:span text:style-name="T116">Edición crítica de la correspondencia entre Etxart y Ros</text:span><text:span text:style-name="T14">. Unpublished ms.</text:span></text:p>
          </table:table-cell>
          <table:table-cell table:style-name="ce12"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on-finite passive participle</text:p>
          </table:table-cell>
          <table:table-cell office:value-type="string" calcext:value-type="string">
            <text:p>[passive participle]</text:p>
          </table:table-cell>
          <table:table-cell table:number-columns-repeated="16373"/>
        </table:table-row>
        <table:table-row table:style-name="ro1">
          <table:table-cell table:style-name="ce21" office:value-type="string" calcext:value-type="string">
            <text:p><text:span text:style-name="T61">Informatu niz</text:span><text:span text:style-name="T54"> promptqui oray berian prezas eta cabale hartzes, çoinçaz bainuçu advertitu çoure guthunian</text:span></text:p>
          </table:table-cell>
          <table:table-cell table:style-name="ce13" office:value-type="string" calcext:value-type="string">
            <text:p>Etxart-Ros letters (1616<text:span text:style-name="T102">–</text:span>1617)</text:p>
          </table:table-cell>
          <table:table-cell table:style-name="ce47" office:value-type="string" calcext:value-type="string">
            <text:p><text:span text:style-name="T14">Lakarra, Joseba A., Gidor Bilbao &amp; Céline Mounole. Forthcoming. </text:span><text:span text:style-name="T116">Edición crítica de la correspondencia entre Etxart y Ros</text:span><text:span text:style-name="T14">. Unpublished ms.</text:span></text:p>
          </table:table-cell>
          <table:table-cell table:style-name="ce12"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62">Bitartean, </text:span><text:span text:style-name="T63">obligatu naicen </text:span><text:span text:style-name="T64">beçala, eguinen diot iaincoari othoitz diçula çeure desira onen complimendua</text:span></text:p>
          </table:table-cell>
          <table:table-cell table:style-name="ce13" office:value-type="string" calcext:value-type="string">
            <text:p>Materra’s <text:span text:style-name="T54">Doctrina christiana</text:span> (1617)</text:p>
          </table:table-cell>
          <table:table-cell table:style-name="ce47" office:value-type="string" calcext:value-type="string">
            <text:p><text:span text:style-name="T113">Krajewska, Dorota, Eneko Zuloaga, Ekaitz Santazilia, Borja Ariztimuño, Oxel Uribe-Etxebarria &amp; Urtzi Reguero. 2017. </text:span><text:span text:style-name="T114">Esteve Materraren Do(c)trina Christiana (1617 &amp; 1623): edizioa eta azterketa</text:span><text:span text:style-name="T113">. Bilbao/Bilbo: Euskaltzaindia, University of the Basque Country.</text:span>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65">Finean, </text:span><text:span text:style-name="T66">gueuretçat </text:span><text:span text:style-name="T67">beçala haren alderacotçat-ere </text:span><text:span text:style-name="T57">gobernatuco gara</text:span></text:p>
          </table:table-cell>
          <table:table-cell table:style-name="ce13" office:value-type="string" calcext:value-type="string">
            <text:p>Materra’s <text:span text:style-name="T54">Doctrina christiana</text:span> (1617)</text:p>
          </table:table-cell>
          <table:table-cell table:style-name="ce47" office:value-type="string" calcext:value-type="string">
            <text:p><text:span text:style-name="T113">Krajewska, Dorota, Eneko Zuloaga, Ekaitz Santazilia, Borja Ariztimuño, Oxel Uribe-Etxebarria &amp; Urtzi Reguero. 2017. </text:span><text:span text:style-name="T114">Esteve Materraren Do(c)trina Christiana (1617 &amp; 1623): edizioa eta azterketa</text:span><text:span text:style-name="T113">. Bilbao/Bilbo: Euskaltzaindia, University of the Basque Country.</text:span>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68">Orduan sartcen gara eliçan, eta </text:span><text:span text:style-name="T69">eguiten gara </text:span><text:span text:style-name="T70">gai parabisuco loriaren ardietsteco</text:span></text:p>
          </table:table-cell>
          <table:table-cell table:style-name="ce13" office:value-type="string" calcext:value-type="string">
            <text:p>Materra’s <text:span text:style-name="T54">Doctrina christiana</text:span> (1617)</text:p>
          </table:table-cell>
          <table:table-cell table:style-name="ce47" office:value-type="string" calcext:value-type="string">
            <text:p><text:span text:style-name="T113">Krajewska, Dorota, Eneko Zuloaga, Ekaitz Santazilia, Borja Ariztimuño, Oxel Uribe-Etxebarria &amp; Urtzi Reguero. 2017. </text:span><text:span text:style-name="T114">Esteve Materraren Do(c)trina Christiana (1617 &amp; 1623): edizioa eta azterketa</text:span><text:span text:style-name="T113">. Bilbao/Bilbo: Euskaltzaindia, University of the Basque Country.</text:span>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er dioté? Brabouaq <text:span text:style-name="T6">eguyten diré</text:span> hagñys?</text:p>
          </table:table-cell>
          <table:table-cell table:style-name="ce13" office:value-type="string" calcext:value-type="string">
            <text:p><text:span text:style-name="T103">Voltoire’s </text:span><text:span text:style-name="T3">L’Interprect ou traduction du françois, espagnol &amp; basque</text:span><text:span text:style-name="T2"> (1620)</text:span></text:p>
          </table:table-cell>
          <table:table-cell table:style-name="ce47" office:value-type="string" calcext:value-type="string">
            <text:p><text:span text:style-name="T120">Lakarra, Joseba A. 1999. </text:span><text:span text:style-name="T121">L’Interprect ou traduction du françois, espagol &amp; basque</text:span><text:span text:style-name="T120"> (~ 1620): II. Elkarrizketak. </text:span><text:span text:style-name="T122">International Journal of Basque Linguistics and Philology </text:span><text:span text:style-name="T123">[</text:span><text:span text:style-name="T124">ASJU</text:span><text:span text:style-name="T123">] 33(2). 493</text:span><text:span text:style-name="T125">–</text:span><text:span text:style-name="T123">568.</text:span></text:p>
          </table:table-cell>
          <table:table-cell table:style-name="ce12" office:value-type="string" calcext:value-type="string">
            <text:p>Dictionary</text:p>
          </table:table-cell>
          <table:table-cell office:value-type="string" calcext:value-type="string">
            <text:p>(4) Balanced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Iaincoa<text:span text:style-name="T13">[</text:span>q<text:span text:style-name="T13">]</text:span> beguira naçala ny fidatç<text:span text:style-name="T71">ê naiçenarenganyq eçen </text:span><text:span text:style-name="T72">beguyratoco nais</text:span><text:span text:style-name="T71"> fidatcen ez naiçenarenganyq</text:span></text:p>
          </table:table-cell>
          <table:table-cell table:style-name="ce13" office:value-type="string" calcext:value-type="string">
            <text:p><text:span text:style-name="T103">Voltoire’s </text:span><text:span text:style-name="T3">L’Interprect ou traduction du françois, espagnol &amp; basque</text:span><text:span text:style-name="T2"> (1620)</text:span></text:p>
          </table:table-cell>
          <table:table-cell table:style-name="ce47" office:value-type="string" calcext:value-type="string">
            <text:p><text:span text:style-name="T120">Lakarra, Joseba A. 1999. </text:span><text:span text:style-name="T121">L’Interprect ou traduction du françois, espagol &amp; basque</text:span><text:span text:style-name="T120"> (~ 1620): II. Elkarrizketak. </text:span><text:span text:style-name="T122">International Journal of Basque Linguistics and Philology </text:span><text:span text:style-name="T123">[</text:span><text:span text:style-name="T124">ASJU</text:span><text:span text:style-name="T123">] 33(2). 493</text:span><text:span text:style-name="T125">–</text:span><text:span text:style-name="T123">568.</text:span></text:p>
          </table:table-cell>
          <table:table-cell table:style-name="ce12" office:value-type="string" calcext:value-type="string">
            <text:p>Dictionary</text:p>
          </table:table-cell>
          <table:table-cell office:value-type="string" calcext:value-type="string">
            <text:p>(4) Balanced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6">Ruynatcen nais</text:span> iostean eta traballatçean dohagnyq eta prohetcho gaberiq</text:p>
          </table:table-cell>
          <table:table-cell table:style-name="ce13" office:value-type="string" calcext:value-type="string">
            <text:p><text:span text:style-name="T103">Voltoire’s </text:span><text:span text:style-name="T3">L’Interprect ou traduction du françois, espagnol &amp; basque</text:span><text:span text:style-name="T2"> (1620)</text:span></text:p>
          </table:table-cell>
          <table:table-cell table:style-name="ce47" office:value-type="string" calcext:value-type="string">
            <text:p><text:span text:style-name="T120">Lakarra, Joseba A. 1999. </text:span><text:span text:style-name="T121">L’Interprect ou traduction du françois, espagol &amp; basque</text:span><text:span text:style-name="T120"> (~ 1620): II. Elkarrizketak. </text:span><text:span text:style-name="T122">International Journal of Basque Linguistics and Philology </text:span><text:span text:style-name="T123">[</text:span><text:span text:style-name="T124">ASJU</text:span><text:span text:style-name="T123">] 33(2). 493</text:span><text:span text:style-name="T125">–</text:span><text:span text:style-name="T123">568.</text:span></text:p>
          </table:table-cell>
          <table:table-cell table:style-name="ce12" office:value-type="string" calcext:value-type="string">
            <text:p>Dictionary</text:p>
          </table:table-cell>
          <table:table-cell office:value-type="string" calcext:value-type="string">
            <text:p>(4) Balanced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Jauna, barkha diezadazu, zu zure promesetan leial kausitzeagatik, eta kontra <text:span text:style-name="T6">mintzatuko diren</text:span> guziak gezurtarazitzeagatik</text:p>
          </table:table-cell>
          <table:table-cell table:style-name="ce13" office:value-type="string" calcext:value-type="string">
            <text:p>Gasteluzar’s <text:span text:style-name="T54">Eguia catholicac</text:span> (1636)</text:p>
          </table:table-cell>
          <table:table-cell table:style-name="ce47" office:value-type="string" calcext:value-type="string">
            <text:p>Gasteluzar, Bernard. 1983 [1636]. <text:span text:style-name="T54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Antipassive</text:p>
          </table:table-cell>
          <table:table-cell office:value-type="string" calcext:value-type="string">
            <text:p>Transitive-antipassive alternation</text:p>
          </table:table-cell>
          <table:table-cell office:value-type="string" calcext:value-type="string">
            <text:p>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sku altxatzen tudanak, <text:span text:style-name="T6">mintzatzen zaitzun</text:span> mihia, makhurtzen tudan belhaunak, fiñean gorphutz gustia</text:p>
          </table:table-cell>
          <table:table-cell table:style-name="ce13" office:value-type="string" calcext:value-type="string">
            <text:p>Gasteluzar’s <text:span text:style-name="T54">Eguia catholicac</text:span> (1636)</text:p>
          </table:table-cell>
          <table:table-cell table:style-name="ce47" office:value-type="string" calcext:value-type="string">
            <text:p>Gasteluzar, Bernard. 1983 [1636]. <text:span text:style-name="T54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Antipassive</text:p>
          </table:table-cell>
          <table:table-cell office:value-type="string" calcext:value-type="string">
            <text:p>Transitive-antipassive alternation</text:p>
          </table:table-cell>
          <table:table-cell office:value-type="string" calcext:value-type="string">
            <text:p>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Zer aita Eternalak Zuen gaztiatu? Gabriel Aigeruak Zertzaz <text:span text:style-name="T6">zen mintzatu</text:span>?</text:p>
          </table:table-cell>
          <table:table-cell table:style-name="ce13" office:value-type="string" calcext:value-type="string">
            <text:p>Gasteluzar’s <text:span text:style-name="T54">Eguia catholicac</text:span> (1636)</text:p>
          </table:table-cell>
          <table:table-cell table:style-name="ce47" office:value-type="string" calcext:value-type="string">
            <text:p>Gasteluzar, Bernard. 1983 [1636]. <text:span text:style-name="T54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Antipassive</text:p>
          </table:table-cell>
          <table:table-cell office:value-type="string" calcext:value-type="string">
            <text:p>Transitive-antipassive alternation</text:p>
          </table:table-cell>
          <table:table-cell office:value-type="string" calcext:value-type="string">
            <text:p>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Maria, othe ziñen Garabik trublatu Fazoiñ huntan Gabriel <text:span text:style-name="T6">Zenean mintzatu</text:span>?</text:p>
          </table:table-cell>
          <table:table-cell table:style-name="ce13" office:value-type="string" calcext:value-type="string">
            <text:p>Gasteluzar’s <text:span text:style-name="T54">Eguia catholicac</text:span> (1636)</text:p>
          </table:table-cell>
          <table:table-cell table:style-name="ce47" office:value-type="string" calcext:value-type="string">
            <text:p>Gasteluzar, Bernard. 1983 [1636]. <text:span text:style-name="T54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Antipassive</text:p>
          </table:table-cell>
          <table:table-cell office:value-type="string" calcext:value-type="string">
            <text:p>Transitive-antipassive alternation</text:p>
          </table:table-cell>
          <table:table-cell office:value-type="string" calcext:value-type="string">
            <text:p>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Hiñ eztiki <text:span text:style-name="T6">izatu zen</text:span> Haren bihotza <text:span text:style-name="T6">mintzatu</text:span>, Non hango harri arrokak Izan baitziren mobitu</text:p>
          </table:table-cell>
          <table:table-cell table:style-name="ce13" office:value-type="string" calcext:value-type="string">
            <text:p>Gasteluzar’s <text:span text:style-name="T54">Eguia catholicac</text:span> (1636)</text:p>
          </table:table-cell>
          <table:table-cell table:style-name="ce47" office:value-type="string" calcext:value-type="string">
            <text:p>Gasteluzar, Bernard. 1983 [1636]. <text:span text:style-name="T54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Antipassive</text:p>
          </table:table-cell>
          <table:table-cell office:value-type="string" calcext:value-type="string">
            <text:p>Transitive-antipassive alternation</text:p>
          </table:table-cell>
          <table:table-cell office:value-type="string" calcext:value-type="string">
            <text:p>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Inozenzia ezagutuaren atsegiña Pilatus gobernadorea Bakharrik <text:span text:style-name="T6">zaio mintzatzen</text:span></text:p>
          </table:table-cell>
          <table:table-cell table:style-name="ce13" office:value-type="string" calcext:value-type="string">
            <text:p>Gasteluzar’s <text:span text:style-name="T54">Eguia catholicac</text:span> (1636)</text:p>
          </table:table-cell>
          <table:table-cell table:style-name="ce47" office:value-type="string" calcext:value-type="string">
            <text:p>Gasteluzar, Bernard. 1983 [1636]. <text:span text:style-name="T54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Antipassive</text:p>
          </table:table-cell>
          <table:table-cell office:value-type="string" calcext:value-type="string">
            <text:p>Transitive-antipassive alternation</text:p>
          </table:table-cell>
          <table:table-cell office:value-type="string" calcext:value-type="string">
            <text:p>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Helas, Jainkoa, <text:span text:style-name="T6">mintza zaite</text:span> Eta konsola detzatzu</text:p>
          </table:table-cell>
          <table:table-cell table:style-name="ce13" office:value-type="string" calcext:value-type="string">
            <text:p>Gasteluzar’s <text:span text:style-name="T54">Eguia catholicac</text:span> (1636)</text:p>
          </table:table-cell>
          <table:table-cell table:style-name="ce47" office:value-type="string" calcext:value-type="string">
            <text:p>Gasteluzar, Bernard. 1983 [1636]. <text:span text:style-name="T54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Antipassive</text:p>
          </table:table-cell>
          <table:table-cell office:value-type="string" calcext:value-type="string">
            <text:p>Transitive-antipassive alternation</text:p>
          </table:table-cell>
          <table:table-cell office:value-type="string" calcext:value-type="string">
            <text:p>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Karitatea Jainkoari Tronura zaio ethortzen: Othoitzten du, <text:span text:style-name="T6">mintzatzen zaio</text:span>, Eta gu gaitu beiratzen</text:p>
          </table:table-cell>
          <table:table-cell table:style-name="ce13" office:value-type="string" calcext:value-type="string">
            <text:p>Gasteluzar’s <text:span text:style-name="T54">Eguia catholicac</text:span> (1636)</text:p>
          </table:table-cell>
          <table:table-cell table:style-name="ce47" office:value-type="string" calcext:value-type="string">
            <text:p>Gasteluzar, Bernard. 1983 [1636]. <text:span text:style-name="T54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Antipassive</text:p>
          </table:table-cell>
          <table:table-cell office:value-type="string" calcext:value-type="string">
            <text:p>Transitive-antipassive alternation</text:p>
          </table:table-cell>
          <table:table-cell office:value-type="string" calcext:value-type="string">
            <text:p>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5" office:value-type="string" calcext:value-type="string">
            <text:p><text:span text:style-name="T73">Emaztearen gaitzez </text:span><text:span text:style-name="T74">xikira zedina </text:span><text:span text:style-name="T73">adarreki </text:span><text:span text:style-name="T74">ehortz zedin</text:span></text:p>
          </table:table-cell>
          <table:table-cell table:style-name="ce8" office:value-type="string" calcext:value-type="string">
            <text:p>Oihenart’s <text:span text:style-name="T54">Euskal atsotitzak eta neurtitzak</text:span> (1657)</text:p>
          </table:table-cell>
          <table:table-cell table:style-name="ce11" office:value-type="string" calcext:value-type="string">
            <text:p><text:span text:style-name="T126">Oihenart, Arnaud. 2003 </text:span><text:span text:style-name="T127">[1657]</text:span><text:span text:style-name="T126">. </text:span><text:span text:style-name="T128">Euskal atsotitzak eta neurtitzak</text:span><text:span text:style-name="T129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Eastern Basque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verb root + *<text:span text:style-name="T54">edin</text:span>]</text:p>
          </table:table-cell>
          <table:table-cell table:style-name="ce13" table:number-columns-repeated="16373"/>
        </table:table-row>
        <table:table-row table:style-name="ro1">
          <table:table-cell table:style-name="ce6" office:value-type="string" calcext:value-type="string">
            <text:p><text:span text:style-name="T75">Emaztearen gaitzez </text:span><text:span text:style-name="T76">xikira zedina </text:span><text:span text:style-name="T75">adarreki </text:span><text:span text:style-name="T76">ehortz zedin</text:span></text:p>
          </table:table-cell>
          <table:table-cell table:style-name="ce8" office:value-type="string" calcext:value-type="string">
            <text:p>Oihenart’s <text:span text:style-name="T54">Euskal atsotitzak eta neurtitzak</text:span> (1657)</text:p>
          </table:table-cell>
          <table:table-cell office:value-type="string" calcext:value-type="string">
            <text:p><text:span text:style-name="T111">Oihenart, Arnaud. 2003 </text:span><text:span text:style-name="T108">[1657]</text:span><text:span text:style-name="T107">. </text:span><text:span text:style-name="T109">Euskal atsotitzak eta neurtitzak</text:span><text:span text:style-name="T110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verb root + *<text:span text:style-name="T54">edi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2" office:value-type="string" calcext:value-type="string">
            <text:p><text:span text:style-name="T7">Hil adi, </text:span><text:span text:style-name="T8">alaba aite</text:span></text:p>
          </table:table-cell>
          <table:table-cell table:style-name="ce8" office:value-type="string" calcext:value-type="string">
            <text:p>Oihenart’s <text:span text:style-name="T54">Euskal atsotitzak eta neurtitzak</text:span> (1657)</text:p>
          </table:table-cell>
          <table:table-cell office:value-type="string" calcext:value-type="string">
            <text:p><text:span text:style-name="T111">Oihenart, Arnaud. 2003 </text:span><text:span text:style-name="T108">[1657]</text:span><text:span text:style-name="T107">. </text:span><text:span text:style-name="T109">Euskal atsotitzak eta neurtitzak</text:span><text:span text:style-name="T110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7">Aberatsi nahi zena urthe bitan, </text:span><text:span text:style-name="T8">urkha zedin </text:span><text:span text:style-name="T7">urtherditan</text:span></text:p>
          </table:table-cell>
          <table:table-cell table:style-name="ce8" office:value-type="string" calcext:value-type="string">
            <text:p>Oihenart’s <text:span text:style-name="T54">Euskal atsotitzak eta neurtitzak</text:span> (1657)</text:p>
          </table:table-cell>
          <table:table-cell office:value-type="string" calcext:value-type="string">
            <text:p><text:span text:style-name="T111">Oihenart, Arnaud. 2003 </text:span><text:span text:style-name="T108">[1657]</text:span><text:span text:style-name="T107">. </text:span><text:span text:style-name="T109">Euskal atsotitzak eta neurtitzak</text:span><text:span text:style-name="T110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Urrunera dohena ezkontzera, edo <text:span text:style-name="T6">da enganatu</text:span> edo doha enganatzera</text:p>
          </table:table-cell>
          <table:table-cell table:style-name="ce8" office:value-type="string" calcext:value-type="string">
            <text:p>Oihenart’s <text:span text:style-name="T54">Euskal atsotitzak eta neurtitzak</text:span> (1657)</text:p>
          </table:table-cell>
          <table:table-cell office:value-type="string" calcext:value-type="string">
            <text:p><text:span text:style-name="T111">Oihenart, Arnaud. 2003 </text:span><text:span text:style-name="T108">[1657]</text:span><text:span text:style-name="T107">. </text:span><text:span text:style-name="T109">Euskal atsotitzak eta neurtitzak</text:span><text:span text:style-name="T110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Zaharo zeno zeren <text:span text:style-name="T6">etzen xuxentu</text:span> da zuhatza makur azkentu</text:p>
          </table:table-cell>
          <table:table-cell table:style-name="ce8" office:value-type="string" calcext:value-type="string">
            <text:p>Oihenart’s <text:span text:style-name="T54">Euskal atsotitzak eta neurtitzak</text:span> (1657)</text:p>
          </table:table-cell>
          <table:table-cell office:value-type="string" calcext:value-type="string">
            <text:p><text:span text:style-name="T111">Oihenart, Arnaud. 2003 </text:span><text:span text:style-name="T108">[1657]</text:span><text:span text:style-name="T107">. </text:span><text:span text:style-name="T109">Euskal atsotitzak eta neurtitzak</text:span><text:span text:style-name="T110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6">Eztate</text:span> ungi <text:span text:style-name="T6">zerbitzatu</text:span> bere mainatareki nahi duena dostatu</text:p>
          </table:table-cell>
          <table:table-cell table:style-name="ce8" office:value-type="string" calcext:value-type="string">
            <text:p>Oihenart’s <text:span text:style-name="T54">Euskal atsotitzak eta neurtitzak</text:span> (1657)</text:p>
          </table:table-cell>
          <table:table-cell office:value-type="string" calcext:value-type="string">
            <text:p><text:span text:style-name="T111">Oihenart, Arnaud. 2003 </text:span><text:span text:style-name="T108">[1657]</text:span><text:span text:style-name="T107">. </text:span><text:span text:style-name="T109">Euskal atsotitzak eta neurtitzak</text:span><text:span text:style-name="T110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Passive (future)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54">izan </text:span><text:span text:style-name="T13">+ -</text:span><text:span text:style-name="T54">te</text:span><text:span text:style-name="T13">/-</text:span><text:span text:style-name="T54">ke</text:span>]</text:p>
          </table:table-cell>
          <table:table-cell table:number-columns-repeated="16373"/>
        </table:table-row>
        <table:table-row table:style-name="ro1">
          <table:table-cell table:style-name="ce21" office:value-type="string" calcext:value-type="string">
            <text:p>Atxeter zekeneti, abokatu goseti eta partida bien konseilu deneti, <text:span text:style-name="T6">begira adi</text:span> nola asaieti</text:p>
          </table:table-cell>
          <table:table-cell table:style-name="ce8" office:value-type="string" calcext:value-type="string">
            <text:p>Oihenart’s Euskal atsotitzak eta neurtitzak (1657)</text:p>
          </table:table-cell>
          <table:table-cell office:value-type="string" calcext:value-type="string">
            <text:p><text:span text:style-name="T126">Oihenart, Arnaud. 2003 </text:span><text:span text:style-name="T127">[1657]</text:span><text:span text:style-name="T126">. </text:span><text:span text:style-name="T128">Euskal atsotitzak eta neurtitzak</text:span><text:span text:style-name="T129">. Bilbao/Bilbo: Euskaltzaindia.</text:span></text:p>
          </table:table-cell>
          <table:table-cell table:style-name="ce28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1 (weak)</text:p>
          </table:table-cell>
          <table:table-cell table:style-name="ce13"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verb root + *<text:span text:style-name="T54">edi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Bere onak eztituena urrikari, <text:span text:style-name="T6">gomenda bedi</text:span> urte gaitzari</text:p>
          </table:table-cell>
          <table:table-cell table:style-name="ce8" office:value-type="string" calcext:value-type="string">
            <text:p>Oihenart’s Euskal atsotitzak eta neurtitzak (1657)</text:p>
          </table:table-cell>
          <table:table-cell office:value-type="string" calcext:value-type="string">
            <text:p><text:span text:style-name="T126">Oihenart, Arnaud. 2003 </text:span><text:span text:style-name="T127">[1657]</text:span><text:span text:style-name="T126">. </text:span><text:span text:style-name="T128">Euskal atsotitzak eta neurtitzak</text:span><text:span text:style-name="T129">. Bilbao/Bilbo: Euskaltzaindia.</text:span></text:p>
          </table:table-cell>
          <table:table-cell table:style-name="ce28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1 (weak)</text:p>
          </table:table-cell>
          <table:table-cell table:style-name="ce13"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verb root + *<text:span text:style-name="T54">edin</text:span>]</text:p>
          </table:table-cell>
          <table:table-cell table:style-name="ce13" table:number-columns-repeated="16373"/>
        </table:table-row>
        <table:table-row table:style-name="ro1">
          <table:table-cell table:style-name="ce5" office:value-type="string" calcext:value-type="string">
            <text:p><text:span text:style-name="T77">Consolatcen naiz</text:span><text:span text:style-name="T78">, ceren iduritcen baitçait asqui eguin dudala bederen ondocoei perfecinorateco</text:span><text:span text:style-name="T79"> </text:span><text:span text:style-name="T78">bidearen eracustea</text:span></text:p>
          </table:table-cell>
          <table:table-cell table:style-name="ce13" office:value-type="string" calcext:value-type="string">
            <text:p>Etxeberri Sarakoa’s works (1712)</text:p>
          </table:table-cell>
          <table:table-cell table:style-name="ce47" office:value-type="string" calcext:value-type="string">
            <text:p><text:span text:style-name="T14">Urkixo, Julio. 1907. </text:span><text:span text:style-name="T116">Obras vascongadas del doctor labortano Joannes d’Etcheberri (1712)</text:span><text:span text:style-name="T14">. Paris: Paul Geuthner.</text:span></text:p>
          </table:table-cell>
          <table:table-cell table:style-name="ce28" office:value-type="string" calcext:value-type="string">
            <text:p>Grammar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table:style-name="ce13"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54">izan </text:span><text:span text:style-name="T13">+ -</text:span><text:span text:style-name="T54">te</text:span><text:span text:style-name="T13">/-</text:span><text:span text:style-name="T54">ke</text:span>]</text:p>
          </table:table-cell>
          <table:table-cell table:style-name="ce13" table:number-columns-repeated="16373"/>
        </table:table-row>
        <table:table-row table:style-name="ro1">
          <table:table-cell table:style-name="ce23" office:value-type="string" calcext:value-type="string">
            <text:p><text:span text:style-name="T80">Acusatcen naiz </text:span><text:span text:style-name="T64">seigarren mandamentuan, pecatu eguin dedala</text:span></text:p>
          </table:table-cell>
          <table:table-cell office:value-type="string" calcext:value-type="string">
            <text:p><text:span text:style-name="T104">Otxoa de Arin’s </text:span><text:span text:style-name="T105">Doctrina christianaren explicacioa</text:span><text:span text:style-name="T106"> (1713)</text:span></text:p>
          </table:table-cell>
          <table:table-cell table:style-name="ce9" office:value-type="string" calcext:value-type="string">
            <text:p><text:span text:style-name="T130">Otxoa de Arin, Joseph. 1902 </text:span><text:span text:style-name="T131">[1713]. </text:span><text:span text:style-name="T132">Doctrina christianaren explicacioa</text:span><text:span text:style-name="T13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81">Ciñatcen</text:span><text:span text:style-name="T62">, eta </text:span><text:span text:style-name="T63">santiguatcen gueradenean </text:span><text:span text:style-name="T64">confessatcen ditugu gueure fedè santuco mysterioaetan principalenac</text:span></text:p>
          </table:table-cell>
          <table:table-cell office:value-type="string" calcext:value-type="string">
            <text:p><text:span text:style-name="T104">Otxoa de Arin’s </text:span><text:span text:style-name="T105">Doctrina christianaren explicacioa</text:span><text:span text:style-name="T106"> (1713)</text:span></text:p>
          </table:table-cell>
          <table:table-cell table:style-name="ce9" office:value-type="string" calcext:value-type="string">
            <text:p><text:span text:style-name="T130">Otxoa de Arin, Joseph. 1902 </text:span><text:span text:style-name="T131">[1713]. </text:span><text:span text:style-name="T132">Doctrina christianaren explicacioa</text:span><text:span text:style-name="T13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82">Jesu-Christo bera, ceña </text:span><text:span text:style-name="T63">ofrecitcen zayon</text:span><text:span text:style-name="T83"> </text:span><text:span text:style-name="T84">altare santuan bere aita eternoari gueure remedioraco, crutce santuan </text:span><text:span text:style-name="T85">ofrecitu citzaion </text:span><text:span text:style-name="T84">becela</text:span></text:p>
          </table:table-cell>
          <table:table-cell office:value-type="string" calcext:value-type="string">
            <text:p><text:span text:style-name="T104">Otxoa de Arin’s </text:span><text:span text:style-name="T105">Doctrina christianaren explicacioa</text:span><text:span text:style-name="T106"> (1713)</text:span></text:p>
          </table:table-cell>
          <table:table-cell table:style-name="ce9" office:value-type="string" calcext:value-type="string">
            <text:p><text:span text:style-name="T130">Otxoa de Arin, Joseph. 1902 </text:span><text:span text:style-name="T131">[1713]. </text:span><text:span text:style-name="T132">Doctrina christianaren explicacioa</text:span><text:span text:style-name="T13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86">Jesu-Christo bera, ceña </text:span><text:span text:style-name="T87">ofrecitcen zayon </text:span><text:span text:style-name="T88">altare santuan bere aita eternoari gueure remedioraco, crutce santuan </text:span><text:span text:style-name="T89">ofrecitu citzaion</text:span><text:span text:style-name="T90"> </text:span><text:span text:style-name="T91">becela</text:span></text:p>
          </table:table-cell>
          <table:table-cell office:value-type="string" calcext:value-type="string">
            <text:p><text:span text:style-name="T104">Otxoa de Arin’s </text:span><text:span text:style-name="T105">Doctrina christianaren explicacioa</text:span><text:span text:style-name="T106"> (1713)</text:span></text:p>
          </table:table-cell>
          <table:table-cell table:style-name="ce9" office:value-type="string" calcext:value-type="string">
            <text:p><text:span text:style-name="T130">Otxoa de Arin, Joseph. 1902 </text:span><text:span text:style-name="T131">[1713]. </text:span><text:span text:style-name="T132">Doctrina christianaren explicacioa</text:span><text:span text:style-name="T13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62">Culpaz eduqui baceban ignorantcia, </text:span><text:span text:style-name="T63">eztcebala disculpatu </text:span><text:span text:style-name="T64">ignorantcia orrec culpa içatetic</text:span></text:p>
          </table:table-cell>
          <table:table-cell office:value-type="string" calcext:value-type="string">
            <text:p><text:span text:style-name="T104">Otxoa de Arin’s </text:span><text:span text:style-name="T105">Doctrina christianaren explicacioa</text:span><text:span text:style-name="T106"> (1713)</text:span></text:p>
          </table:table-cell>
          <table:table-cell table:style-name="ce9" office:value-type="string" calcext:value-type="string">
            <text:p><text:span text:style-name="T130">Otxoa de Arin, Joseph. 1902 </text:span><text:span text:style-name="T131">[1713]. </text:span><text:span text:style-name="T132">Doctrina christianaren explicacioa</text:span><text:span text:style-name="T13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62">Bere pecatuaz </text:span><text:span text:style-name="T63">alabatu </text:span><text:span text:style-name="T64">ote </text:span><text:span text:style-name="T63">dan </text:span><text:span text:style-name="T64">iñoren aurrean</text:span></text:p>
          </table:table-cell>
          <table:table-cell office:value-type="string" calcext:value-type="string">
            <text:p><text:span text:style-name="T104">Otxoa de Arin’s </text:span><text:span text:style-name="T105">Doctrina christianaren explicacioa</text:span><text:span text:style-name="T106"> (1713)</text:span></text:p>
          </table:table-cell>
          <table:table-cell table:style-name="ce9" office:value-type="string" calcext:value-type="string">
            <text:p><text:span text:style-name="T130">Otxoa de Arin, Joseph. 1902 </text:span><text:span text:style-name="T131">[1713]. </text:span><text:span text:style-name="T132">Doctrina christianaren explicacioa</text:span><text:span text:style-name="T13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82">Bere vorondatez </text:span><text:span text:style-name="T92">loitu</text:span><text:span text:style-name="T93"> ote </text:span><text:span text:style-name="T92">dan</text:span><text:span text:style-name="T93">, edo procuratu ote deban </text:span><text:span text:style-name="T85">bere burua </text:span><text:span text:style-name="T84">loitcea</text:span></text:p>
          </table:table-cell>
          <table:table-cell office:value-type="string" calcext:value-type="string">
            <text:p><text:span text:style-name="T104">Otxoa de Arin’s </text:span><text:span text:style-name="T105">Doctrina christianaren explicacioa</text:span><text:span text:style-name="T106"> (1713)</text:span></text:p>
          </table:table-cell>
          <table:table-cell table:style-name="ce9" office:value-type="string" calcext:value-type="string">
            <text:p><text:span text:style-name="T130">Otxoa de Arin, Joseph. 1902 </text:span><text:span text:style-name="T131">[1713]. </text:span><text:span text:style-name="T132">Doctrina christianaren explicacioa</text:span><text:span text:style-name="T13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62">Eta fiatu ote dan jaungoicoaren misericordian, sinisturic </text:span><text:span text:style-name="T63">salvatuco dala </text:span><text:span text:style-name="T64">aren medioz</text:span></text:p>
          </table:table-cell>
          <table:table-cell office:value-type="string" calcext:value-type="string">
            <text:p><text:span text:style-name="T104">Otxoa de Arin’s </text:span><text:span text:style-name="T105">Doctrina christianaren explicacioa</text:span><text:span text:style-name="T106"> (1713)</text:span></text:p>
          </table:table-cell>
          <table:table-cell table:style-name="ce9" office:value-type="string" calcext:value-type="string">
            <text:p><text:span text:style-name="T130">Otxoa de Arin, Joseph. 1902 </text:span><text:span text:style-name="T131">[1713]. </text:span><text:span text:style-name="T132">Doctrina christianaren explicacioa</text:span><text:span text:style-name="T13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94">Explicatcen naiz </text:span><text:span text:style-name="T95">clarecia gueiagoraco exemplo onequin</text:span></text:p>
          </table:table-cell>
          <table:table-cell office:value-type="string" calcext:value-type="string">
            <text:p><text:span text:style-name="T104">Otxoa de Arin’s </text:span><text:span text:style-name="T105">Doctrina christianaren explicacioa</text:span><text:span text:style-name="T106"> (1713)</text:span></text:p>
          </table:table-cell>
          <table:table-cell table:style-name="ce9" office:value-type="string" calcext:value-type="string">
            <text:p><text:span text:style-name="T130">Otxoa de Arin, Joseph. 1902 </text:span><text:span text:style-name="T131">[1713]. </text:span><text:span text:style-name="T132">Doctrina christianaren explicacioa</text:span><text:span text:style-name="T13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96">Beira zaite </text:span><text:span text:style-name="T97">ispilu andian</text:span></text:p>
          </table:table-cell>
          <table:table-cell table:style-name="ce13" office:value-type="string" calcext:value-type="string">
            <text:p>Elizalde’s <text:span text:style-name="T54">Dotrina christiana</text:span> (1735)</text:p>
          </table:table-cell>
          <table:table-cell table:style-name="ce9" office:value-type="string" calcext:value-type="string">
            <text:p><text:span text:style-name="T133">Elizalde, Francisco. 1735. </text:span><text:span text:style-name="T134">Apezendaco dotrina christiana uscáras</text:span><text:span text:style-name="T135">. Pamplona: Alfonso Burge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42" office:value-type="string" calcext:value-type="string">
            <text:p>Gucietan <text:span text:style-name="T98">icusico zara </text:span><text:span text:style-name="T73">len becala</text:span></text:p>
          </table:table-cell>
          <table:table-cell table:style-name="ce13" office:value-type="string" calcext:value-type="string">
            <text:p>Elizalde’s <text:span text:style-name="T54">Dotrina christiana</text:span> (1735)</text:p>
          </table:table-cell>
          <table:table-cell table:style-name="ce9" office:value-type="string" calcext:value-type="string">
            <text:p><text:span text:style-name="T133">Elizalde, Francisco. 1735. </text:span><text:span text:style-name="T134">Apezendaco dotrina christiana uscáras</text:span><text:span text:style-name="T135">. Pamplona: Alfonso Burge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<text:span text:style-name="T95">Erreguetan deusugu Andrea, borondate andi euqui ebanagaiti, </text:span><text:span text:style-name="T99">ofrezietan zala </text:span><text:span text:style-name="T95">gugaiti artuten eriozea</text:span></text:p>
          </table:table-cell>
          <table:table-cell office:value-type="string" calcext:value-type="string">
            <text:p>Diego de Urkizu’s <text:span text:style-name="T54">Liburu</text:span> <text:span text:style-name="T54">Virgina Santissimien Errosario Santuena</text:span> (1737)</text:p>
          </table:table-cell>
          <table:table-cell table:style-name="ce9" office:value-type="string" calcext:value-type="string">
            <text:p><text:span text:style-name="T136">Urkizu, Diego de. 1737. </text:span><text:span text:style-name="T137">Virgina Santissimien Errosario Santuena</text:span><text:span text:style-name="T138">. Pamplona: Joseph Joachín Martínez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100">Señale au ceñatuten dala da </text:span><text:span text:style-name="T89">santiguetan dala </text:span><text:span text:style-name="T101">ondo</text:span></text:p>
          </table:table-cell>
          <table:table-cell table:style-name="ce13" office:value-type="string" calcext:value-type="string">
            <text:p><text:span text:style-name="T103">Arzadun’s </text:span><text:span text:style-name="T3">Doctrina cristianeen esplicacinoa</text:span><text:span text:style-name="T2"> (1738)</text:span></text:p>
          </table:table-cell>
          <table:table-cell table:style-name="ce9" office:value-type="string" calcext:value-type="string">
            <text:p>Arzadun, Martin. 1738. <text:span text:style-name="T54">Doctrina cristianeen esplicacinoa</text:span>. Bilbao: Adolfo Depont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2" office:value-type="string" calcext:value-type="string">
            <text:p>Elhe hanitç erraitetic <text:span text:style-name="T98">beguira cite</text:span></text:p>
          </table:table-cell>
          <table:table-cell table:style-name="ce13" office:value-type="string" calcext:value-type="string">
            <text:p>Maister’s <text:span text:style-name="T54">Jesü Kristen imitazionea</text:span> (1757)</text:p>
          </table:table-cell>
          <table:table-cell table:style-name="ce9" office:value-type="string" calcext:value-type="string">
            <text:p>Maister, Martin. 1757. <text:span text:style-name="T54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ihaur ja haritaco eta goçamenetaco <text:span text:style-name="T6">emaiten beitcira</text:span></text:p>
          </table:table-cell>
          <table:table-cell table:style-name="ce13" office:value-type="string" calcext:value-type="string">
            <text:p>Maister’s <text:span text:style-name="T54">Jesü Kristen imitazionea</text:span> (1757)</text:p>
          </table:table-cell>
          <table:table-cell table:style-name="ce9" office:value-type="string" calcext:value-type="string">
            <text:p>Maister, Martin. 1757. <text:span text:style-name="T54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number-columns-repeated="2"/>
          <table:table-cell table:style-name="ce9"/>
          <table:table-cell table:number-columns-repeated="16381"/>
        </table:table-row>
        <table:table-row table:style-name="ro1">
          <table:table-cell office:value-type="string" calcext:value-type="string">
            <text:p>(continue collecting examples from Mounole (2011: 270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database of BHS paper manuscript on reflexivity)</text:p>
          </table:table-cell>
          <table:table-cell table:number-columns-repeated="16383"/>
        </table:table-row>
        <table:table-row table:style-name="ro1" table:number-rows-repeated="104840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ndale Sans UI" svg:font-family="'Andale Sans UI', 'Arial Unicode MS'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adornments="Lodia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roman"/>
    <style:font-face style:name="Times New Roman3" svg:font-family="'Times New Roman', 'Times New Roman PS'" style:font-family-generic="roman"/>
    <style:font-face style:name="TimesNewRomanPS-BoldItalicMT" svg:font-family="TimesNewRomanPS-BoldItalicMT"/>
    <style:font-face style:name="TimesNewRomanPS-ItalicMT" svg:font-family="TimesNewRomanPS-ItalicMT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8T12:51:46.700000000</meta:creation-date>
    <dc:date>2024-09-25T19:35:41.249000000</dc:date>
    <meta:editing-duration>PT11H8M31S</meta:editing-duration>
    <meta:editing-cycles>230</meta:editing-cycles>
    <meta:generator>LibreOffice/7.5.2.2$Windows_X86_64 LibreOffice_project/53bb9681a964705cf672590721dbc85eb4d0c3a2</meta:generator>
    <meta:document-statistic meta:table-count="1" meta:cell-count="1839" meta:object-count="0"/>
  </office:meta>
</office:document-meta>
</file>